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37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440" table:style-name="ta1">
        <table:shapes>
          <draw:frame draw:z-index="0" draw:style-name="gr1" draw:text-style-name="P1" svg:width="53.842cm" svg:height="26.973cm" svg:x="45.293cm" svg:y="0.452cm">
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K1:main_method_benchmark_R440.K1 main_method_benchmark_R440.K2:main_method_benchmark_R440.K69 main_method_benchmark_R440.L1:main_method_benchmark_R440.L1 main_method_benchmark_R440.L2:main_method_benchmark_R440.L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Benchmark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office:value-type="string" calcext:value-type="string">
            <text:p>Total-Time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2]; &quot;-SF-&quot;; [.C2]; &quot;-&quot;; [.D2])" office:value-type="string" office:string-value="filter_query_int_rest_1-SF-1-non-vectorised" calcext:value-type="string">
            <text:p>filter_query_int_rest_1-SF-1-non-vectorised</text:p>
          </table:table-cell>
          <table:table-cell office:value-type="float" office:value="478.2" calcext:value-type="float">
            <text:p>478.2</text:p>
          </table:table-cell>
          <table:table-cell office:value-type="float" office:value="216.2" calcext:value-type="float">
            <text:p>216.2</text:p>
          </table:table-cell>
          <table:table-cell office:value-type="float" office:value="36.5" calcext:value-type="float">
            <text:p>36.5</text:p>
          </table:table-cell>
          <table:table-cell office:value-type="float" office:value="98.4" calcext:value-type="float">
            <text:p>98.4</text:p>
          </table:table-cell>
          <table:table-cell table:formula="of:=[.M2]-SUM([.H2:.K2])" office:value-type="float" office:value="128.5" calcext:value-type="float">
            <text:p>128.5</text:p>
          </table:table-cell>
          <table:table-cell office:value-type="float" office:value="957.8" calcext:value-type="float">
            <text:p>957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3]; &quot;-SF-&quot;; [.C3]; &quot;-&quot;; [.D3])" office:value-type="string" office:string-value="filter_query_int_rest_1-SF-1-vectorised" calcext:value-type="string">
            <text:p>filter_query_int_rest_1-SF-1-vectorised</text:p>
          </table:table-cell>
          <table:table-cell office:value-type="float" office:value="476.6" calcext:value-type="float">
            <text:p>476.6</text:p>
          </table:table-cell>
          <table:table-cell office:value-type="float" office:value="212.4" calcext:value-type="float">
            <text:p>212.4</text:p>
          </table:table-cell>
          <table:table-cell office:value-type="float" office:value="36.7" calcext:value-type="float">
            <text:p>36.7</text:p>
          </table:table-cell>
          <table:table-cell office:value-type="float" office:value="109.8" calcext:value-type="float">
            <text:p>109.8</text:p>
          </table:table-cell>
          <table:table-cell table:formula="of:=[.M3]-SUM([.H3:.K3])" office:value-type="float" office:value="126.9" calcext:value-type="float">
            <text:p>126.9</text:p>
          </table:table-cell>
          <table:table-cell office:value-type="float" office:value="962.4" calcext:value-type="float">
            <text:p>962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4]; &quot;-SF-&quot;; [.C4]; &quot;-&quot;; [.D4])" office:value-type="string" office:string-value="filter_query_int_rest_1-SF-10-non-vectorised" calcext:value-type="string">
            <text:p>filter_query_int_rest_1-SF-10-non-vectorised</text:p>
          </table:table-cell>
          <table:table-cell office:value-type="float" office:value="477.7" calcext:value-type="float">
            <text:p>477.7</text:p>
          </table:table-cell>
          <table:table-cell office:value-type="float" office:value="217.7" calcext:value-type="float">
            <text:p>217.7</text:p>
          </table:table-cell>
          <table:table-cell office:value-type="float" office:value="36.6" calcext:value-type="float">
            <text:p>36.6</text:p>
          </table:table-cell>
          <table:table-cell office:value-type="float" office:value="531.9" calcext:value-type="float">
            <text:p>531.9</text:p>
          </table:table-cell>
          <table:table-cell table:formula="of:=[.M4]-SUM([.H4:.K4])" office:value-type="float" office:value="132.3" calcext:value-type="float">
            <text:p>132.3</text:p>
          </table:table-cell>
          <table:table-cell office:value-type="float" office:value="1396.2" calcext:value-type="float">
            <text:p>1396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5]; &quot;-SF-&quot;; [.C5]; &quot;-&quot;; [.D5])" office:value-type="string" office:string-value="filter_query_int_rest_1-SF-10-vectorised" calcext:value-type="string">
            <text:p>filter_query_int_rest_1-SF-10-vectorised</text:p>
          </table:table-cell>
          <table:table-cell office:value-type="float" office:value="479.6" calcext:value-type="float">
            <text:p>479.6</text:p>
          </table:table-cell>
          <table:table-cell office:value-type="float" office:value="216.9" calcext:value-type="float">
            <text:p>216.9</text:p>
          </table:table-cell>
          <table:table-cell office:value-type="float" office:value="36.9" calcext:value-type="float">
            <text:p>36.9</text:p>
          </table:table-cell>
          <table:table-cell office:value-type="float" office:value="547.5" calcext:value-type="float">
            <text:p>547.5</text:p>
          </table:table-cell>
          <table:table-cell table:formula="of:=[.M5]-SUM([.H5:.K5])" office:value-type="float" office:value="125.9" calcext:value-type="float">
            <text:p>125.9</text:p>
          </table:table-cell>
          <table:table-cell office:value-type="float" office:value="1406.8" calcext:value-type="float">
            <text:p>1406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]; &quot;-SF-&quot;; [.C6]; &quot;-&quot;; [.D6])" office:value-type="string" office:string-value="filter_query_int_rest_1-SF-20-non-vectorised" calcext:value-type="string">
            <text:p>filter_query_int_rest_1-SF-20-non-vectorised</text:p>
          </table:table-cell>
          <table:table-cell office:value-type="float" office:value="479.5" calcext:value-type="float">
            <text:p>479.5</text:p>
          </table:table-cell>
          <table:table-cell office:value-type="float" office:value="221.4" calcext:value-type="float">
            <text:p>221.4</text:p>
          </table:table-cell>
          <table:table-cell office:value-type="float" office:value="36.7" calcext:value-type="float">
            <text:p>36.7</text:p>
          </table:table-cell>
          <table:table-cell office:value-type="float" office:value="998.6" calcext:value-type="float">
            <text:p>998.6</text:p>
          </table:table-cell>
          <table:table-cell table:formula="of:=[.M6]-SUM([.H6:.K6])" office:value-type="float" office:value="125.6" calcext:value-type="float">
            <text:p>125.6</text:p>
          </table:table-cell>
          <table:table-cell office:value-type="float" office:value="1861.8" calcext:value-type="float">
            <text:p>1861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7]; &quot;-SF-&quot;; [.C7]; &quot;-&quot;; [.D7])" office:value-type="string" office:string-value="filter_query_int_rest_1-SF-20-vectorised" calcext:value-type="string">
            <text:p>filter_query_int_rest_1-SF-20-vectorised</text:p>
          </table:table-cell>
          <table:table-cell office:value-type="float" office:value="484.4" calcext:value-type="float">
            <text:p>484.4</text:p>
          </table:table-cell>
          <table:table-cell office:value-type="float" office:value="225.2" calcext:value-type="float">
            <text:p>225.2</text:p>
          </table:table-cell>
          <table:table-cell office:value-type="float" office:value="37.1" calcext:value-type="float">
            <text:p>37.1</text:p>
          </table:table-cell>
          <table:table-cell office:value-type="float" office:value="984.8" calcext:value-type="float">
            <text:p>984.8</text:p>
          </table:table-cell>
          <table:table-cell table:formula="of:=[.M7]-SUM([.H7:.K7])" office:value-type="float" office:value="127.2" calcext:value-type="float">
            <text:p>127.2</text:p>
          </table:table-cell>
          <table:table-cell office:value-type="float" office:value="1858.7" calcext:value-type="float">
            <text:p>1858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]; &quot;-SF-&quot;; [.C8]; &quot;-&quot;; [.D8])" office:value-type="string" office:string-value="filter_query_int_rest_2-SF-1-non-vectorised" calcext:value-type="string">
            <text:p>filter_query_int_rest_2-SF-1-non-vectorised</text:p>
          </table:table-cell>
          <table:table-cell office:value-type="float" office:value="481.3" calcext:value-type="float">
            <text:p>481.3</text:p>
          </table:table-cell>
          <table:table-cell office:value-type="float" office:value="215.9" calcext:value-type="float">
            <text:p>215.9</text:p>
          </table:table-cell>
          <table:table-cell office:value-type="float" office:value="36.3" calcext:value-type="float">
            <text:p>36.3</text:p>
          </table:table-cell>
          <table:table-cell office:value-type="float" office:value="101.3" calcext:value-type="float">
            <text:p>101.3</text:p>
          </table:table-cell>
          <table:table-cell table:formula="of:=[.M8]-SUM([.H8:.K8])" office:value-type="float" office:value="138.2" calcext:value-type="float">
            <text:p>138.2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9]; &quot;-SF-&quot;; [.C9]; &quot;-&quot;; [.D9])" office:value-type="string" office:string-value="filter_query_int_rest_2-SF-1-vectorised" calcext:value-type="string">
            <text:p>filter_query_int_rest_2-SF-1-vectorised</text:p>
          </table:table-cell>
          <table:table-cell office:value-type="float" office:value="483.8" calcext:value-type="float">
            <text:p>483.8</text:p>
          </table:table-cell>
          <table:table-cell office:value-type="float" office:value="215.5" calcext:value-type="float">
            <text:p>215.5</text:p>
          </table:table-cell>
          <table:table-cell office:value-type="float" office:value="36.9" calcext:value-type="float">
            <text:p>36.9</text:p>
          </table:table-cell>
          <table:table-cell office:value-type="float" office:value="116.2" calcext:value-type="float">
            <text:p>116.2</text:p>
          </table:table-cell>
          <table:table-cell table:formula="of:=[.M9]-SUM([.H9:.K9])" office:value-type="float" office:value="126.6" calcext:value-type="float">
            <text:p>126.6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]; &quot;-SF-&quot;; [.C10]; &quot;-&quot;; [.D10])" office:value-type="string" office:string-value="filter_query_int_rest_2-SF-10-non-vectorised" calcext:value-type="string">
            <text:p>filter_query_int_rest_2-SF-10-non-vectorised</text:p>
          </table:table-cell>
          <table:table-cell office:value-type="float" office:value="478.2" calcext:value-type="float">
            <text:p>478.2</text:p>
          </table:table-cell>
          <table:table-cell office:value-type="float" office:value="217.6" calcext:value-type="float">
            <text:p>217.6</text:p>
          </table:table-cell>
          <table:table-cell office:value-type="float" office:value="36.6" calcext:value-type="float">
            <text:p>36.6</text:p>
          </table:table-cell>
          <table:table-cell office:value-type="float" office:value="658.2" calcext:value-type="float">
            <text:p>658.2</text:p>
          </table:table-cell>
          <table:table-cell table:formula="of:=[.M10]-SUM([.H10:.K10])" office:value-type="float" office:value="125.3" calcext:value-type="float">
            <text:p>125.3</text:p>
          </table:table-cell>
          <table:table-cell office:value-type="float" office:value="1515.9" calcext:value-type="float">
            <text:p>1515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1]; &quot;-SF-&quot;; [.C11]; &quot;-&quot;; [.D11])" office:value-type="string" office:string-value="filter_query_int_rest_2-SF-10-vectorised" calcext:value-type="string">
            <text:p>filter_query_int_rest_2-SF-10-vectorised</text:p>
          </table:table-cell>
          <table:table-cell office:value-type="float" office:value="475.6" calcext:value-type="float">
            <text:p>475.6</text:p>
          </table:table-cell>
          <table:table-cell office:value-type="float" office:value="218.2" calcext:value-type="float">
            <text:p>218.2</text:p>
          </table:table-cell>
          <table:table-cell office:value-type="float" office:value="36.9" calcext:value-type="float">
            <text:p>36.9</text:p>
          </table:table-cell>
          <table:table-cell office:value-type="float" office:value="575.2" calcext:value-type="float">
            <text:p>575.2</text:p>
          </table:table-cell>
          <table:table-cell table:formula="of:=[.M11]-SUM([.H11:.K11])" office:value-type="float" office:value="125.4" calcext:value-type="float">
            <text:p>125.4</text:p>
          </table:table-cell>
          <table:table-cell office:value-type="float" office:value="1431.3" calcext:value-type="float">
            <text:p>1431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2]; &quot;-SF-&quot;; [.C12]; &quot;-&quot;; [.D12])" office:value-type="string" office:string-value="filter_query_int_rest_2-SF-20-non-vectorised" calcext:value-type="string">
            <text:p>filter_query_int_rest_2-SF-20-non-vectorised</text:p>
          </table:table-cell>
          <table:table-cell office:value-type="float" office:value="481.6" calcext:value-type="float">
            <text:p>481.6</text:p>
          </table:table-cell>
          <table:table-cell office:value-type="float" office:value="219.7" calcext:value-type="float">
            <text:p>219.7</text:p>
          </table:table-cell>
          <table:table-cell office:value-type="float" office:value="36.7" calcext:value-type="float">
            <text:p>36.7</text:p>
          </table:table-cell>
          <table:table-cell office:value-type="float" office:value="1267.2" calcext:value-type="float">
            <text:p>1267.2</text:p>
          </table:table-cell>
          <table:table-cell table:formula="of:=[.M12]-SUM([.H12:.K12])" office:value-type="float" office:value="124.9" calcext:value-type="float">
            <text:p>124.9</text:p>
          </table:table-cell>
          <table:table-cell office:value-type="float" office:value="2130.1" calcext:value-type="float">
            <text:p>2130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3]; &quot;-SF-&quot;; [.C13]; &quot;-&quot;; [.D13])" office:value-type="string" office:string-value="filter_query_int_rest_2-SF-20-vectorised" calcext:value-type="string">
            <text:p>filter_query_int_rest_2-SF-20-vectorised</text:p>
          </table:table-cell>
          <table:table-cell office:value-type="float" office:value="479.1" calcext:value-type="float">
            <text:p>479.1</text:p>
          </table:table-cell>
          <table:table-cell office:value-type="float" office:value="223.4" calcext:value-type="float">
            <text:p>223.4</text:p>
          </table:table-cell>
          <table:table-cell office:value-type="float" office:value="37.1" calcext:value-type="float">
            <text:p>37.1</text:p>
          </table:table-cell>
          <table:table-cell office:value-type="float" office:value="1060.3" calcext:value-type="float">
            <text:p>1060.3</text:p>
          </table:table-cell>
          <table:table-cell table:formula="of:=[.M13]-SUM([.H13:.K13])" office:value-type="float" office:value="126.2" calcext:value-type="float">
            <text:p>126.2</text:p>
          </table:table-cell>
          <table:table-cell office:value-type="float" office:value="1926.1" calcext:value-type="float">
            <text:p>1926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4]; &quot;-SF-&quot;; [.C14]; &quot;-&quot;; [.D14])" office:value-type="string" office:string-value="filter_query_int_rest_3-SF-1-non-vectorised" calcext:value-type="string">
            <text:p>filter_query_int_rest_3-SF-1-non-vectorised</text:p>
          </table:table-cell>
          <table:table-cell office:value-type="float" office:value="477.2" calcext:value-type="float">
            <text:p>477.2</text:p>
          </table:table-cell>
          <table:table-cell office:value-type="float" office:value="212.6" calcext:value-type="float">
            <text:p>212.6</text:p>
          </table:table-cell>
          <table:table-cell office:value-type="float" office:value="36.5" calcext:value-type="float">
            <text:p>36.5</text:p>
          </table:table-cell>
          <table:table-cell office:value-type="float" office:value="116.7" calcext:value-type="float">
            <text:p>116.7</text:p>
          </table:table-cell>
          <table:table-cell table:formula="of:=[.M14]-SUM([.H14:.K14])" office:value-type="float" office:value="135.7" calcext:value-type="float">
            <text:p>135.7</text:p>
          </table:table-cell>
          <table:table-cell office:value-type="float" office:value="978.7" calcext:value-type="float">
            <text:p>978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5]; &quot;-SF-&quot;; [.C15]; &quot;-&quot;; [.D15])" office:value-type="string" office:string-value="filter_query_int_rest_3-SF-1-vectorised" calcext:value-type="string">
            <text:p>filter_query_int_rest_3-SF-1-vectorised</text:p>
          </table:table-cell>
          <table:table-cell office:value-type="float" office:value="476.6" calcext:value-type="float">
            <text:p>476.6</text:p>
          </table:table-cell>
          <table:table-cell office:value-type="float" office:value="214" calcext:value-type="float">
            <text:p>214</text:p>
          </table:table-cell>
          <table:table-cell office:value-type="float" office:value="36.8" calcext:value-type="float">
            <text:p>36.8</text:p>
          </table:table-cell>
          <table:table-cell office:value-type="float" office:value="130.2" calcext:value-type="float">
            <text:p>130.2</text:p>
          </table:table-cell>
          <table:table-cell table:formula="of:=[.M15]-SUM([.H15:.K15])" office:value-type="float" office:value="127.4" calcext:value-type="float">
            <text:p>127.4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6]; &quot;-SF-&quot;; [.C16]; &quot;-&quot;; [.D16])" office:value-type="string" office:string-value="filter_query_int_rest_3-SF-10-non-vectorised" calcext:value-type="string">
            <text:p>filter_query_int_rest_3-SF-10-non-vectorised</text:p>
          </table:table-cell>
          <table:table-cell office:value-type="float" office:value="485.9" calcext:value-type="float">
            <text:p>485.9</text:p>
          </table:table-cell>
          <table:table-cell office:value-type="float" office:value="221.4" calcext:value-type="float">
            <text:p>221.4</text:p>
          </table:table-cell>
          <table:table-cell office:value-type="float" office:value="36.3" calcext:value-type="float">
            <text:p>36.3</text:p>
          </table:table-cell>
          <table:table-cell office:value-type="float" office:value="848.1" calcext:value-type="float">
            <text:p>848.1</text:p>
          </table:table-cell>
          <table:table-cell table:formula="of:=[.M16]-SUM([.H16:.K16])" office:value-type="float" office:value="124.7" calcext:value-type="float">
            <text:p>124.7</text:p>
          </table:table-cell>
          <table:table-cell office:value-type="float" office:value="1716.4" calcext:value-type="float">
            <text:p>1716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7]; &quot;-SF-&quot;; [.C17]; &quot;-&quot;; [.D17])" office:value-type="string" office:string-value="filter_query_int_rest_3-SF-10-vectorised" calcext:value-type="string">
            <text:p>filter_query_int_rest_3-SF-10-vectorised</text:p>
          </table:table-cell>
          <table:table-cell office:value-type="float" office:value="484.9" calcext:value-type="float">
            <text:p>484.9</text:p>
          </table:table-cell>
          <table:table-cell office:value-type="float" office:value="219.2" calcext:value-type="float">
            <text:p>219.2</text:p>
          </table:table-cell>
          <table:table-cell office:value-type="float" office:value="37" calcext:value-type="float">
            <text:p>37</text:p>
          </table:table-cell>
          <table:table-cell office:value-type="float" office:value="900.2" calcext:value-type="float">
            <text:p>900.2</text:p>
          </table:table-cell>
          <table:table-cell table:formula="of:=[.M17]-SUM([.H17:.K17])" office:value-type="float" office:value="123.9" calcext:value-type="float">
            <text:p>123.9</text:p>
          </table:table-cell>
          <table:table-cell office:value-type="float" office:value="1765.2" calcext:value-type="float">
            <text:p>1765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8]; &quot;-SF-&quot;; [.C18]; &quot;-&quot;; [.D18])" office:value-type="string" office:string-value="filter_query_int_rest_3-SF-20-non-vectorised" calcext:value-type="string">
            <text:p>filter_query_int_rest_3-SF-20-non-vectorised</text:p>
          </table:table-cell>
          <table:table-cell office:value-type="float" office:value="486.8" calcext:value-type="float">
            <text:p>486.8</text:p>
          </table:table-cell>
          <table:table-cell office:value-type="float" office:value="221.8" calcext:value-type="float">
            <text:p>221.8</text:p>
          </table:table-cell>
          <table:table-cell office:value-type="float" office:value="36.4" calcext:value-type="float">
            <text:p>36.4</text:p>
          </table:table-cell>
          <table:table-cell office:value-type="float" office:value="1617.3" calcext:value-type="float">
            <text:p>1617.3</text:p>
          </table:table-cell>
          <table:table-cell table:formula="of:=[.M18]-SUM([.H18:.K18])" office:value-type="float" office:value="126.8" calcext:value-type="float">
            <text:p>126.8</text:p>
          </table:table-cell>
          <table:table-cell office:value-type="float" office:value="2489.1" calcext:value-type="float">
            <text:p>2489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9]; &quot;-SF-&quot;; [.C19]; &quot;-&quot;; [.D19])" office:value-type="string" office:string-value="filter_query_int_rest_3-SF-20-vectorised" calcext:value-type="string">
            <text:p>filter_query_int_rest_3-SF-20-vectorised</text:p>
          </table:table-cell>
          <table:table-cell office:value-type="float" office:value="475.1" calcext:value-type="float">
            <text:p>475.1</text:p>
          </table:table-cell>
          <table:table-cell office:value-type="float" office:value="220.4" calcext:value-type="float">
            <text:p>220.4</text:p>
          </table:table-cell>
          <table:table-cell office:value-type="float" office:value="36.7" calcext:value-type="float">
            <text:p>36.7</text:p>
          </table:table-cell>
          <table:table-cell office:value-type="float" office:value="1715" calcext:value-type="float">
            <text:p>1715</text:p>
          </table:table-cell>
          <table:table-cell table:formula="of:=[.M19]-SUM([.H19:.K19])" office:value-type="float" office:value="123.4" calcext:value-type="float">
            <text:p>123.4</text:p>
          </table:table-cell>
          <table:table-cell office:value-type="float" office:value="2570.6" calcext:value-type="float">
            <text:p>2570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0]; &quot;-SF-&quot;; [.C20]; &quot;-&quot;; [.D20])" office:value-type="string" office:string-value="aggregation_query_int_keys_2-SF-1-non-vectorised" calcext:value-type="string">
            <text:p>aggregation_query_int_keys_2-SF-1-non-vectorised</text:p>
          </table:table-cell>
          <table:table-cell office:value-type="float" office:value="477.9" calcext:value-type="float">
            <text:p>477.9</text:p>
          </table:table-cell>
          <table:table-cell office:value-type="float" office:value="213.7" calcext:value-type="float">
            <text:p>213.7</text:p>
          </table:table-cell>
          <table:table-cell office:value-type="float" office:value="48.5" calcext:value-type="float">
            <text:p>48.5</text:p>
          </table:table-cell>
          <table:table-cell office:value-type="float" office:value="198.9" calcext:value-type="float">
            <text:p>198.9</text:p>
          </table:table-cell>
          <table:table-cell table:formula="of:=[.M20]-SUM([.H20:.K20])" office:value-type="float" office:value="137.1" calcext:value-type="float">
            <text:p>137.1</text:p>
          </table:table-cell>
          <table:table-cell office:value-type="float" office:value="1076.1" calcext:value-type="float">
            <text:p>1076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1]; &quot;-SF-&quot;; [.C21]; &quot;-&quot;; [.D21])" office:value-type="string" office:string-value="aggregation_query_int_keys_2-SF-1-vectorised" calcext:value-type="string">
            <text:p>aggregation_query_int_keys_2-SF-1-vectorised</text:p>
          </table:table-cell>
          <table:table-cell office:value-type="float" office:value="483.6" calcext:value-type="float">
            <text:p>483.6</text:p>
          </table:table-cell>
          <table:table-cell office:value-type="float" office:value="215.1" calcext:value-type="float">
            <text:p>215.1</text:p>
          </table:table-cell>
          <table:table-cell office:value-type="float" office:value="51.6" calcext:value-type="float">
            <text:p>51.6</text:p>
          </table:table-cell>
          <table:table-cell office:value-type="float" office:value="214.4" calcext:value-type="float">
            <text:p>214.4</text:p>
          </table:table-cell>
          <table:table-cell table:formula="of:=[.M21]-SUM([.H21:.K21])" office:value-type="float" office:value="141" calcext:value-type="float">
            <text:p>141.0</text:p>
          </table:table-cell>
          <table:table-cell office:value-type="float" office:value="1105.7" calcext:value-type="float">
            <text:p>110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2]; &quot;-SF-&quot;; [.C22]; &quot;-&quot;; [.D22])" office:value-type="string" office:string-value="aggregation_query_int_keys_2-SF-10-non-vectorised" calcext:value-type="string">
            <text:p>aggregation_query_int_keys_2-SF-10-non-vectorised</text:p>
          </table:table-cell>
          <table:table-cell office:value-type="float" office:value="482.5" calcext:value-type="float">
            <text:p>482.5</text:p>
          </table:table-cell>
          <table:table-cell office:value-type="float" office:value="219.3" calcext:value-type="float">
            <text:p>219.3</text:p>
          </table:table-cell>
          <table:table-cell office:value-type="float" office:value="48.3" calcext:value-type="float">
            <text:p>48.3</text:p>
          </table:table-cell>
          <table:table-cell office:value-type="float" office:value="1636.2" calcext:value-type="float">
            <text:p>1636.2</text:p>
          </table:table-cell>
          <table:table-cell table:formula="of:=[.M22]-SUM([.H22:.K22])" office:value-type="float" office:value="123.2" calcext:value-type="float">
            <text:p>123.2</text:p>
          </table:table-cell>
          <table:table-cell office:value-type="float" office:value="2509.5" calcext:value-type="float">
            <text:p>2509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3]; &quot;-SF-&quot;; [.C23]; &quot;-&quot;; [.D23])" office:value-type="string" office:string-value="aggregation_query_int_keys_2-SF-10-vectorised" calcext:value-type="string">
            <text:p>aggregation_query_int_keys_2-SF-10-vectorised</text:p>
          </table:table-cell>
          <table:table-cell office:value-type="float" office:value="473.8" calcext:value-type="float">
            <text:p>473.8</text:p>
          </table:table-cell>
          <table:table-cell office:value-type="float" office:value="216.3" calcext:value-type="float">
            <text:p>216.3</text:p>
          </table:table-cell>
          <table:table-cell office:value-type="float" office:value="50.9" calcext:value-type="float">
            <text:p>50.9</text:p>
          </table:table-cell>
          <table:table-cell office:value-type="float" office:value="1706" calcext:value-type="float">
            <text:p>1706</text:p>
          </table:table-cell>
          <table:table-cell table:formula="of:=[.M23]-SUM([.H23:.K23])" office:value-type="float" office:value="131.4" calcext:value-type="float">
            <text:p>131.4</text:p>
          </table:table-cell>
          <table:table-cell office:value-type="float" office:value="2578.4" calcext:value-type="float">
            <text:p>2578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4]; &quot;-SF-&quot;; [.C24]; &quot;-&quot;; [.D24])" office:value-type="string" office:string-value="aggregation_query_int_keys_2-SF-20-non-vectorised" calcext:value-type="string">
            <text:p>aggregation_query_int_keys_2-SF-20-non-vectorised</text:p>
          </table:table-cell>
          <table:table-cell office:value-type="float" office:value="482.3" calcext:value-type="float">
            <text:p>482.3</text:p>
          </table:table-cell>
          <table:table-cell office:value-type="float" office:value="221.4" calcext:value-type="float">
            <text:p>221.4</text:p>
          </table:table-cell>
          <table:table-cell office:value-type="float" office:value="49" calcext:value-type="float">
            <text:p>49</text:p>
          </table:table-cell>
          <table:table-cell office:value-type="float" office:value="3681" calcext:value-type="float">
            <text:p>3681</text:p>
          </table:table-cell>
          <table:table-cell table:formula="of:=[.M24]-SUM([.H24:.K24])" office:value-type="float" office:value="126.400000000001" calcext:value-type="float">
            <text:p>126.4</text:p>
          </table:table-cell>
          <table:table-cell office:value-type="float" office:value="4560.1" calcext:value-type="float">
            <text:p>4560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5]; &quot;-SF-&quot;; [.C25]; &quot;-&quot;; [.D25])" office:value-type="string" office:string-value="aggregation_query_int_keys_2-SF-20-vectorised" calcext:value-type="string">
            <text:p>aggregation_query_int_keys_2-SF-20-vectorised</text:p>
          </table:table-cell>
          <table:table-cell office:value-type="float" office:value="480.9" calcext:value-type="float">
            <text:p>480.9</text:p>
          </table:table-cell>
          <table:table-cell office:value-type="float" office:value="221.5" calcext:value-type="float">
            <text:p>221.5</text:p>
          </table:table-cell>
          <table:table-cell office:value-type="float" office:value="51.5" calcext:value-type="float">
            <text:p>51.5</text:p>
          </table:table-cell>
          <table:table-cell office:value-type="float" office:value="3358.8" calcext:value-type="float">
            <text:p>3358.8</text:p>
          </table:table-cell>
          <table:table-cell table:formula="of:=[.M25]-SUM([.H25:.K25])" office:value-type="float" office:value="127.1" calcext:value-type="float">
            <text:p>127.1</text:p>
          </table:table-cell>
          <table:table-cell office:value-type="float" office:value="4239.8" calcext:value-type="float">
            <text:p>4239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6]; &quot;-SF-&quot;; [.C26]; &quot;-&quot;; [.D26])" office:value-type="string" office:string-value="aggregation_query_int_keys_16-SF-1-non-vectorised" calcext:value-type="string">
            <text:p>aggregation_query_int_keys_16-SF-1-non-vectorised</text:p>
          </table:table-cell>
          <table:table-cell office:value-type="float" office:value="477.1" calcext:value-type="float">
            <text:p>477.1</text:p>
          </table:table-cell>
          <table:table-cell office:value-type="float" office:value="213.7" calcext:value-type="float">
            <text:p>213.7</text:p>
          </table:table-cell>
          <table:table-cell office:value-type="float" office:value="49" calcext:value-type="float">
            <text:p>49</text:p>
          </table:table-cell>
          <table:table-cell office:value-type="float" office:value="414.3" calcext:value-type="float">
            <text:p>414.3</text:p>
          </table:table-cell>
          <table:table-cell table:formula="of:=[.M26]-SUM([.H26:.K26])" office:value-type="float" office:value="135.4" calcext:value-type="float">
            <text:p>135.4</text:p>
          </table:table-cell>
          <table:table-cell office:value-type="float" office:value="1289.5" calcext:value-type="float">
            <text:p>1289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7]; &quot;-SF-&quot;; [.C27]; &quot;-&quot;; [.D27])" office:value-type="string" office:string-value="aggregation_query_int_keys_16-SF-1-vectorised" calcext:value-type="string">
            <text:p>aggregation_query_int_keys_16-SF-1-vectorised</text:p>
          </table:table-cell>
          <table:table-cell office:value-type="float" office:value="475.5" calcext:value-type="float">
            <text:p>475.5</text:p>
          </table:table-cell>
          <table:table-cell office:value-type="float" office:value="213.7" calcext:value-type="float">
            <text:p>213.7</text:p>
          </table:table-cell>
          <table:table-cell office:value-type="float" office:value="50.6" calcext:value-type="float">
            <text:p>50.6</text:p>
          </table:table-cell>
          <table:table-cell office:value-type="float" office:value="467.6" calcext:value-type="float">
            <text:p>467.6</text:p>
          </table:table-cell>
          <table:table-cell table:formula="of:=[.M27]-SUM([.H27:.K27])" office:value-type="float" office:value="127.9" calcext:value-type="float">
            <text:p>127.9</text:p>
          </table:table-cell>
          <table:table-cell office:value-type="float" office:value="1335.3" calcext:value-type="float">
            <text:p>1335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8]; &quot;-SF-&quot;; [.C28]; &quot;-&quot;; [.D28])" office:value-type="string" office:string-value="aggregation_query_int_keys_16-SF-10-non-vectorised" calcext:value-type="string">
            <text:p>aggregation_query_int_keys_16-SF-10-non-vectorised</text:p>
          </table:table-cell>
          <table:table-cell office:value-type="float" office:value="476.9" calcext:value-type="float">
            <text:p>476.9</text:p>
          </table:table-cell>
          <table:table-cell office:value-type="float" office:value="220.4" calcext:value-type="float">
            <text:p>220.4</text:p>
          </table:table-cell>
          <table:table-cell office:value-type="float" office:value="49.7" calcext:value-type="float">
            <text:p>49.7</text:p>
          </table:table-cell>
          <table:table-cell office:value-type="float" office:value="3636" calcext:value-type="float">
            <text:p>3636</text:p>
          </table:table-cell>
          <table:table-cell table:formula="of:=[.M28]-SUM([.H28:.K28])" office:value-type="float" office:value="127.7" calcext:value-type="float">
            <text:p>127.7</text:p>
          </table:table-cell>
          <table:table-cell office:value-type="float" office:value="4510.7" calcext:value-type="float">
            <text:p>4510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9]; &quot;-SF-&quot;; [.C29]; &quot;-&quot;; [.D29])" office:value-type="string" office:string-value="aggregation_query_int_keys_16-SF-10-vectorised" calcext:value-type="string">
            <text:p>aggregation_query_int_keys_16-SF-10-vectorised</text:p>
          </table:table-cell>
          <table:table-cell office:value-type="float" office:value="481.9" calcext:value-type="float">
            <text:p>481.9</text:p>
          </table:table-cell>
          <table:table-cell office:value-type="float" office:value="219.8" calcext:value-type="float">
            <text:p>219.8</text:p>
          </table:table-cell>
          <table:table-cell office:value-type="float" office:value="52.2" calcext:value-type="float">
            <text:p>52.2</text:p>
          </table:table-cell>
          <table:table-cell office:value-type="float" office:value="4173.8" calcext:value-type="float">
            <text:p>4173.8</text:p>
          </table:table-cell>
          <table:table-cell table:formula="of:=[.M29]-SUM([.H29:.K29])" office:value-type="float" office:value="126.5" calcext:value-type="float">
            <text:p>126.5</text:p>
          </table:table-cell>
          <table:table-cell office:value-type="float" office:value="5054.2" calcext:value-type="float">
            <text:p>5054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0]; &quot;-SF-&quot;; [.C30]; &quot;-&quot;; [.D30])" office:value-type="string" office:string-value="aggregation_query_int_keys_16-SF-20-non-vectorised" calcext:value-type="string">
            <text:p>aggregation_query_int_keys_16-SF-20-non-vectorised</text:p>
          </table:table-cell>
          <table:table-cell office:value-type="float" office:value="490.6" calcext:value-type="float">
            <text:p>490.6</text:p>
          </table:table-cell>
          <table:table-cell office:value-type="float" office:value="224.1" calcext:value-type="float">
            <text:p>224.1</text:p>
          </table:table-cell>
          <table:table-cell office:value-type="float" office:value="49.6" calcext:value-type="float">
            <text:p>49.6</text:p>
          </table:table-cell>
          <table:table-cell office:value-type="float" office:value="9081.1" calcext:value-type="float">
            <text:p>9081.1</text:p>
          </table:table-cell>
          <table:table-cell table:formula="of:=[.M30]-SUM([.H30:.K30])" office:value-type="float" office:value="128.1" calcext:value-type="float">
            <text:p>128.1</text:p>
          </table:table-cell>
          <table:table-cell office:value-type="float" office:value="9973.5" calcext:value-type="float">
            <text:p>9973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1]; &quot;-SF-&quot;; [.C31]; &quot;-&quot;; [.D31])" office:value-type="string" office:string-value="aggregation_query_int_keys_16-SF-20-vectorised" calcext:value-type="string">
            <text:p>aggregation_query_int_keys_16-SF-20-vectorised</text:p>
          </table:table-cell>
          <table:table-cell office:value-type="float" office:value="474.8" calcext:value-type="float">
            <text:p>474.8</text:p>
          </table:table-cell>
          <table:table-cell office:value-type="float" office:value="220.3" calcext:value-type="float">
            <text:p>220.3</text:p>
          </table:table-cell>
          <table:table-cell office:value-type="float" office:value="51" calcext:value-type="float">
            <text:p>51</text:p>
          </table:table-cell>
          <table:table-cell office:value-type="float" office:value="9783.1" calcext:value-type="float">
            <text:p>9783.1</text:p>
          </table:table-cell>
          <table:table-cell table:formula="of:=[.M31]-SUM([.H31:.K31])" office:value-type="float" office:value="126.599999999999" calcext:value-type="float">
            <text:p>126.6</text:p>
          </table:table-cell>
          <table:table-cell office:value-type="float" office:value="10655.8" calcext:value-type="float">
            <text:p>1065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2]; &quot;-SF-&quot;; [.C32]; &quot;-&quot;; [.D32])" office:value-type="string" office:string-value="aggregation_query_int_keys_8192-SF-1-non-vectorised" calcext:value-type="string">
            <text:p>aggregation_query_int_keys_8192-SF-1-non-vectorised</text:p>
          </table:table-cell>
          <table:table-cell office:value-type="float" office:value="484.3" calcext:value-type="float">
            <text:p>484.3</text:p>
          </table:table-cell>
          <table:table-cell office:value-type="float" office:value="213.4" calcext:value-type="float">
            <text:p>213.4</text:p>
          </table:table-cell>
          <table:table-cell office:value-type="float" office:value="48.5" calcext:value-type="float">
            <text:p>48.5</text:p>
          </table:table-cell>
          <table:table-cell office:value-type="float" office:value="764.2" calcext:value-type="float">
            <text:p>764.2</text:p>
          </table:table-cell>
          <table:table-cell table:formula="of:=[.M32]-SUM([.H32:.K32])" office:value-type="float" office:value="124.1" calcext:value-type="float">
            <text:p>124.1</text:p>
          </table:table-cell>
          <table:table-cell office:value-type="float" office:value="1634.5" calcext:value-type="float">
            <text:p>1634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3]; &quot;-SF-&quot;; [.C33]; &quot;-&quot;; [.D33])" office:value-type="string" office:string-value="aggregation_query_int_keys_8192-SF-1-vectorised" calcext:value-type="string">
            <text:p>aggregation_query_int_keys_8192-SF-1-vectorised</text:p>
          </table:table-cell>
          <table:table-cell office:value-type="float" office:value="480.5" calcext:value-type="float">
            <text:p>480.5</text:p>
          </table:table-cell>
          <table:table-cell office:value-type="float" office:value="215.7" calcext:value-type="float">
            <text:p>215.7</text:p>
          </table:table-cell>
          <table:table-cell office:value-type="float" office:value="51.6" calcext:value-type="float">
            <text:p>51.6</text:p>
          </table:table-cell>
          <table:table-cell office:value-type="float" office:value="742.3" calcext:value-type="float">
            <text:p>742.3</text:p>
          </table:table-cell>
          <table:table-cell table:formula="of:=[.M33]-SUM([.H33:.K33])" office:value-type="float" office:value="126.3" calcext:value-type="float">
            <text:p>126.3</text:p>
          </table:table-cell>
          <table:table-cell office:value-type="float" office:value="1616.4" calcext:value-type="float">
            <text:p>1616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4]; &quot;-SF-&quot;; [.C34]; &quot;-&quot;; [.D34])" office:value-type="string" office:string-value="aggregation_query_int_keys_8192-SF-10-non-vectorised" calcext:value-type="string">
            <text:p>aggregation_query_int_keys_8192-SF-10-non-vectorised</text:p>
          </table:table-cell>
          <table:table-cell office:value-type="float" office:value="478.3" calcext:value-type="float">
            <text:p>478.3</text:p>
          </table:table-cell>
          <table:table-cell office:value-type="float" office:value="218.9" calcext:value-type="float">
            <text:p>218.9</text:p>
          </table:table-cell>
          <table:table-cell office:value-type="float" office:value="48.8" calcext:value-type="float">
            <text:p>48.8</text:p>
          </table:table-cell>
          <table:table-cell office:value-type="float" office:value="7211.3" calcext:value-type="float">
            <text:p>7211.3</text:p>
          </table:table-cell>
          <table:table-cell table:formula="of:=[.M34]-SUM([.H34:.K34])" office:value-type="float" office:value="125.5" calcext:value-type="float">
            <text:p>125.5</text:p>
          </table:table-cell>
          <table:table-cell office:value-type="float" office:value="8082.8" calcext:value-type="float">
            <text:p>808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5]; &quot;-SF-&quot;; [.C35]; &quot;-&quot;; [.D35])" office:value-type="string" office:string-value="aggregation_query_int_keys_8192-SF-10-vectorised" calcext:value-type="string">
            <text:p>aggregation_query_int_keys_8192-SF-10-vectorised</text:p>
          </table:table-cell>
          <table:table-cell office:value-type="float" office:value="476.4" calcext:value-type="float">
            <text:p>476.4</text:p>
          </table:table-cell>
          <table:table-cell office:value-type="float" office:value="219.1" calcext:value-type="float">
            <text:p>219.1</text:p>
          </table:table-cell>
          <table:table-cell office:value-type="float" office:value="50.8" calcext:value-type="float">
            <text:p>50.8</text:p>
          </table:table-cell>
          <table:table-cell office:value-type="float" office:value="6942.2" calcext:value-type="float">
            <text:p>6942.2</text:p>
          </table:table-cell>
          <table:table-cell table:formula="of:=[.M35]-SUM([.H35:.K35])" office:value-type="float" office:value="126" calcext:value-type="float">
            <text:p>126.0</text:p>
          </table:table-cell>
          <table:table-cell office:value-type="float" office:value="7814.5" calcext:value-type="float">
            <text:p>7814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6]; &quot;-SF-&quot;; [.C36]; &quot;-&quot;; [.D36])" office:value-type="string" office:string-value="aggregation_query_int_keys_8192-SF-20-non-vectorised" calcext:value-type="string">
            <text:p>aggregation_query_int_keys_8192-SF-20-non-vectorised</text:p>
          </table:table-cell>
          <table:table-cell office:value-type="float" office:value="483" calcext:value-type="float">
            <text:p>483</text:p>
          </table:table-cell>
          <table:table-cell office:value-type="float" office:value="225.3" calcext:value-type="float">
            <text:p>225.3</text:p>
          </table:table-cell>
          <table:table-cell office:value-type="float" office:value="48.7" calcext:value-type="float">
            <text:p>48.7</text:p>
          </table:table-cell>
          <table:table-cell office:value-type="float" office:value="13685" calcext:value-type="float">
            <text:p>13685</text:p>
          </table:table-cell>
          <table:table-cell table:formula="of:=[.M36]-SUM([.H36:.K36])" office:value-type="float" office:value="132.700000000001" calcext:value-type="float">
            <text:p>132.7</text:p>
          </table:table-cell>
          <table:table-cell office:value-type="float" office:value="14574.7" calcext:value-type="float">
            <text:p>14574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7]; &quot;-SF-&quot;; [.C37]; &quot;-&quot;; [.D37])" office:value-type="string" office:string-value="aggregation_query_int_keys_8192-SF-20-vectorised" calcext:value-type="string">
            <text:p>aggregation_query_int_keys_8192-SF-20-vectorised</text:p>
          </table:table-cell>
          <table:table-cell office:value-type="float" office:value="476.2" calcext:value-type="float">
            <text:p>476.2</text:p>
          </table:table-cell>
          <table:table-cell office:value-type="float" office:value="222.8" calcext:value-type="float">
            <text:p>222.8</text:p>
          </table:table-cell>
          <table:table-cell office:value-type="float" office:value="51.3" calcext:value-type="float">
            <text:p>51.3</text:p>
          </table:table-cell>
          <table:table-cell office:value-type="float" office:value="13723.3" calcext:value-type="float">
            <text:p>13723.3</text:p>
          </table:table-cell>
          <table:table-cell table:formula="of:=[.M37]-SUM([.H37:.K37])" office:value-type="float" office:value="124.100000000002" calcext:value-type="float">
            <text:p>124.1</text:p>
          </table:table-cell>
          <table:table-cell office:value-type="float" office:value="14597.7" calcext:value-type="float">
            <text:p>14597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8]; &quot;-SF-&quot;; [.C38]; &quot;-&quot;; [.D38])" office:value-type="string" office:string-value="aggregation_query_int_keys_262144-SF-1-non-vectorised" calcext:value-type="string">
            <text:p>aggregation_query_int_keys_262144-SF-1-non-vectorised</text:p>
          </table:table-cell>
          <table:table-cell office:value-type="float" office:value="484.2" calcext:value-type="float">
            <text:p>484.2</text:p>
          </table:table-cell>
          <table:table-cell office:value-type="float" office:value="215.7" calcext:value-type="float">
            <text:p>215.7</text:p>
          </table:table-cell>
          <table:table-cell office:value-type="float" office:value="48.9" calcext:value-type="float">
            <text:p>48.9</text:p>
          </table:table-cell>
          <table:table-cell office:value-type="float" office:value="1103.6" calcext:value-type="float">
            <text:p>1103.6</text:p>
          </table:table-cell>
          <table:table-cell table:formula="of:=[.M38]-SUM([.H38:.K38])" office:value-type="float" office:value="133.5" calcext:value-type="float">
            <text:p>133.5</text:p>
          </table:table-cell>
          <table:table-cell office:value-type="float" office:value="1985.9" calcext:value-type="float">
            <text:p>1985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9]; &quot;-SF-&quot;; [.C39]; &quot;-&quot;; [.D39])" office:value-type="string" office:string-value="aggregation_query_int_keys_262144-SF-1-vectorised" calcext:value-type="string">
            <text:p>aggregation_query_int_keys_262144-SF-1-vectorised</text:p>
          </table:table-cell>
          <table:table-cell office:value-type="float" office:value="478" calcext:value-type="float">
            <text:p>478</text:p>
          </table:table-cell>
          <table:table-cell office:value-type="float" office:value="212.8" calcext:value-type="float">
            <text:p>212.8</text:p>
          </table:table-cell>
          <table:table-cell office:value-type="float" office:value="50.3" calcext:value-type="float">
            <text:p>50.3</text:p>
          </table:table-cell>
          <table:table-cell office:value-type="float" office:value="1119.3" calcext:value-type="float">
            <text:p>1119.3</text:p>
          </table:table-cell>
          <table:table-cell table:formula="of:=[.M39]-SUM([.H39:.K39])" office:value-type="float" office:value="125.3" calcext:value-type="float">
            <text:p>125.3</text:p>
          </table:table-cell>
          <table:table-cell office:value-type="float" office:value="1985.7" calcext:value-type="float">
            <text:p>198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0]; &quot;-SF-&quot;; [.C40]; &quot;-&quot;; [.D40])" office:value-type="string" office:string-value="aggregation_query_int_keys_262144-SF-10-non-vectorised" calcext:value-type="string">
            <text:p>aggregation_query_int_keys_262144-SF-10-non-vectorised</text:p>
          </table:table-cell>
          <table:table-cell office:value-type="float" office:value="481.7" calcext:value-type="float">
            <text:p>481.7</text:p>
          </table:table-cell>
          <table:table-cell office:value-type="float" office:value="222" calcext:value-type="float">
            <text:p>222</text:p>
          </table:table-cell>
          <table:table-cell office:value-type="float" office:value="49.1" calcext:value-type="float">
            <text:p>49.1</text:p>
          </table:table-cell>
          <table:table-cell office:value-type="float" office:value="9014.2" calcext:value-type="float">
            <text:p>9014.2</text:p>
          </table:table-cell>
          <table:table-cell table:formula="of:=[.M40]-SUM([.H40:.K40])" office:value-type="float" office:value="124.9" calcext:value-type="float">
            <text:p>124.9</text:p>
          </table:table-cell>
          <table:table-cell office:value-type="float" office:value="9891.9" calcext:value-type="float">
            <text:p>9891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1]; &quot;-SF-&quot;; [.C41]; &quot;-&quot;; [.D41])" office:value-type="string" office:string-value="aggregation_query_int_keys_262144-SF-10-vectorised" calcext:value-type="string">
            <text:p>aggregation_query_int_keys_262144-SF-10-vectorised</text:p>
          </table:table-cell>
          <table:table-cell office:value-type="float" office:value="477.4" calcext:value-type="float">
            <text:p>477.4</text:p>
          </table:table-cell>
          <table:table-cell office:value-type="float" office:value="220.1" calcext:value-type="float">
            <text:p>220.1</text:p>
          </table:table-cell>
          <table:table-cell office:value-type="float" office:value="51.3" calcext:value-type="float">
            <text:p>51.3</text:p>
          </table:table-cell>
          <table:table-cell office:value-type="float" office:value="9501.6" calcext:value-type="float">
            <text:p>9501.6</text:p>
          </table:table-cell>
          <table:table-cell table:formula="of:=[.M41]-SUM([.H41:.K41])" office:value-type="float" office:value="132" calcext:value-type="float">
            <text:p>132.0</text:p>
          </table:table-cell>
          <table:table-cell office:value-type="float" office:value="10382.4" calcext:value-type="float">
            <text:p>10382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2]; &quot;-SF-&quot;; [.C42]; &quot;-&quot;; [.D42])" office:value-type="string" office:string-value="aggregation_query_int_keys_262144-SF-20-non-vectorised" calcext:value-type="string">
            <text:p>aggregation_query_int_keys_262144-SF-20-non-vectorised</text:p>
          </table:table-cell>
          <table:table-cell office:value-type="float" office:value="481.3" calcext:value-type="float">
            <text:p>481.3</text:p>
          </table:table-cell>
          <table:table-cell office:value-type="float" office:value="220.6" calcext:value-type="float">
            <text:p>220.6</text:p>
          </table:table-cell>
          <table:table-cell office:value-type="float" office:value="48.9" calcext:value-type="float">
            <text:p>48.9</text:p>
          </table:table-cell>
          <table:table-cell office:value-type="float" office:value="18083.3" calcext:value-type="float">
            <text:p>18083.3</text:p>
          </table:table-cell>
          <table:table-cell table:formula="of:=[.M42]-SUM([.H42:.K42])" office:value-type="float" office:value="129" calcext:value-type="float">
            <text:p>129.0</text:p>
          </table:table-cell>
          <table:table-cell office:value-type="float" office:value="18963.1" calcext:value-type="float">
            <text:p>18963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3]; &quot;-SF-&quot;; [.C43]; &quot;-&quot;; [.D43])" office:value-type="string" office:string-value="aggregation_query_int_keys_262144-SF-20-vectorised" calcext:value-type="string">
            <text:p>aggregation_query_int_keys_262144-SF-20-vectorised</text:p>
          </table:table-cell>
          <table:table-cell office:value-type="float" office:value="480" calcext:value-type="float">
            <text:p>480</text:p>
          </table:table-cell>
          <table:table-cell office:value-type="float" office:value="222.3" calcext:value-type="float">
            <text:p>222.3</text:p>
          </table:table-cell>
          <table:table-cell office:value-type="float" office:value="50.7" calcext:value-type="float">
            <text:p>50.7</text:p>
          </table:table-cell>
          <table:table-cell office:value-type="float" office:value="18795.4" calcext:value-type="float">
            <text:p>18795.4</text:p>
          </table:table-cell>
          <table:table-cell table:formula="of:=[.M43]-SUM([.H43:.K43])" office:value-type="float" office:value="134.599999999999" calcext:value-type="float">
            <text:p>134.6</text:p>
          </table:table-cell>
          <table:table-cell office:value-type="float" office:value="19683" calcext:value-type="float">
            <text:p>1968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4]; &quot;-SF-&quot;; [.C44]; &quot;-&quot;; [.D44])" office:value-type="string" office:string-value="aggregation_query_int_keys_524288-SF-1-non-vectorised" calcext:value-type="string">
            <text:p>aggregation_query_int_keys_524288-SF-1-non-vectorised</text:p>
          </table:table-cell>
          <table:table-cell office:value-type="float" office:value="475" calcext:value-type="float">
            <text:p>475</text:p>
          </table:table-cell>
          <table:table-cell office:value-type="float" office:value="213.3" calcext:value-type="float">
            <text:p>213.3</text:p>
          </table:table-cell>
          <table:table-cell office:value-type="float" office:value="48.5" calcext:value-type="float">
            <text:p>48.5</text:p>
          </table:table-cell>
          <table:table-cell office:value-type="float" office:value="2604" calcext:value-type="float">
            <text:p>2604</text:p>
          </table:table-cell>
          <table:table-cell table:formula="of:=[.M44]-SUM([.H44:.K44])" office:value-type="float" office:value="135.6" calcext:value-type="float">
            <text:p>135.6</text:p>
          </table:table-cell>
          <table:table-cell office:value-type="float" office:value="3476.4" calcext:value-type="float">
            <text:p>3476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5]; &quot;-SF-&quot;; [.C45]; &quot;-&quot;; [.D45])" office:value-type="string" office:string-value="aggregation_query_int_keys_524288-SF-1-vectorised" calcext:value-type="string">
            <text:p>aggregation_query_int_keys_524288-SF-1-vectorised</text:p>
          </table:table-cell>
          <table:table-cell office:value-type="float" office:value="483.3" calcext:value-type="float">
            <text:p>483.3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float" office:value="2749.4" calcext:value-type="float">
            <text:p>2749.4</text:p>
          </table:table-cell>
          <table:table-cell table:formula="of:=[.M45]-SUM([.H45:.K45])" office:value-type="float" office:value="135" calcext:value-type="float">
            <text:p>135.0</text:p>
          </table:table-cell>
          <table:table-cell office:value-type="float" office:value="3637.7" calcext:value-type="float">
            <text:p>3637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6]; &quot;-SF-&quot;; [.C46]; &quot;-&quot;; [.D46])" office:value-type="string" office:string-value="aggregation_query_int_keys_524288-SF-10-non-vectorised" calcext:value-type="string">
            <text:p>aggregation_query_int_keys_524288-SF-10-non-vectorised</text:p>
          </table:table-cell>
          <table:table-cell office:value-type="float" office:value="482.5" calcext:value-type="float">
            <text:p>482.5</text:p>
          </table:table-cell>
          <table:table-cell office:value-type="float" office:value="219.1" calcext:value-type="float">
            <text:p>219.1</text:p>
          </table:table-cell>
          <table:table-cell office:value-type="float" office:value="48.2" calcext:value-type="float">
            <text:p>48.2</text:p>
          </table:table-cell>
          <table:table-cell office:value-type="float" office:value="25056" calcext:value-type="float">
            <text:p>25056</text:p>
          </table:table-cell>
          <table:table-cell table:formula="of:=[.M46]-SUM([.H46:.K46])" office:value-type="float" office:value="134.100000000002" calcext:value-type="float">
            <text:p>134.1</text:p>
          </table:table-cell>
          <table:table-cell office:value-type="float" office:value="25939.9" calcext:value-type="float">
            <text:p>25939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7]; &quot;-SF-&quot;; [.C47]; &quot;-&quot;; [.D47])" office:value-type="string" office:string-value="aggregation_query_int_keys_524288-SF-10-vectorised" calcext:value-type="string">
            <text:p>aggregation_query_int_keys_524288-SF-10-vectorised</text:p>
          </table:table-cell>
          <table:table-cell office:value-type="float" office:value="475.9" calcext:value-type="float">
            <text:p>475.9</text:p>
          </table:table-cell>
          <table:table-cell office:value-type="float" office:value="216.3" calcext:value-type="float">
            <text:p>216.3</text:p>
          </table:table-cell>
          <table:table-cell office:value-type="float" office:value="50.6" calcext:value-type="float">
            <text:p>50.6</text:p>
          </table:table-cell>
          <table:table-cell office:value-type="float" office:value="25863.2" calcext:value-type="float">
            <text:p>25863.2</text:p>
          </table:table-cell>
          <table:table-cell table:formula="of:=[.M47]-SUM([.H47:.K47])" office:value-type="float" office:value="131.700000000001" calcext:value-type="float">
            <text:p>131.7</text:p>
          </table:table-cell>
          <table:table-cell office:value-type="float" office:value="26737.7" calcext:value-type="float">
            <text:p>26737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8]; &quot;-SF-&quot;; [.C48]; &quot;-&quot;; [.D48])" office:value-type="string" office:string-value="aggregation_query_int_keys_524288-SF-20-non-vectorised" calcext:value-type="string">
            <text:p>aggregation_query_int_keys_524288-SF-20-non-vectorised</text:p>
          </table:table-cell>
          <table:table-cell office:value-type="float" office:value="486.3" calcext:value-type="float">
            <text:p>486.3</text:p>
          </table:table-cell>
          <table:table-cell office:value-type="float" office:value="226.6" calcext:value-type="float">
            <text:p>226.6</text:p>
          </table:table-cell>
          <table:table-cell office:value-type="float" office:value="48.8" calcext:value-type="float">
            <text:p>48.8</text:p>
          </table:table-cell>
          <table:table-cell office:value-type="float" office:value="49387.7" calcext:value-type="float">
            <text:p>49387.7</text:p>
          </table:table-cell>
          <table:table-cell table:formula="of:=[.M48]-SUM([.H48:.K48])" office:value-type="float" office:value="132.200000000004" calcext:value-type="float">
            <text:p>132.2</text:p>
          </table:table-cell>
          <table:table-cell office:value-type="float" office:value="50281.6" calcext:value-type="float">
            <text:p>50281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9]; &quot;-SF-&quot;; [.C49]; &quot;-&quot;; [.D49])" office:value-type="string" office:string-value="aggregation_query_int_keys_524288-SF-20-vectorised" calcext:value-type="string">
            <text:p>aggregation_query_int_keys_524288-SF-20-vectorised</text:p>
          </table:table-cell>
          <table:table-cell office:value-type="float" office:value="480.7" calcext:value-type="float">
            <text:p>480.7</text:p>
          </table:table-cell>
          <table:table-cell office:value-type="float" office:value="222" calcext:value-type="float">
            <text:p>222</text:p>
          </table:table-cell>
          <table:table-cell office:value-type="float" office:value="50.9" calcext:value-type="float">
            <text:p>50.9</text:p>
          </table:table-cell>
          <table:table-cell office:value-type="float" office:value="52882.8" calcext:value-type="float">
            <text:p>52882.8</text:p>
          </table:table-cell>
          <table:table-cell table:formula="of:=[.M49]-SUM([.H49:.K49])" office:value-type="float" office:value="129.599999999999" calcext:value-type="float">
            <text:p>129.6</text:p>
          </table:table-cell>
          <table:table-cell office:value-type="float" office:value="53766" calcext:value-type="float">
            <text:p>53766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0]; &quot;-SF-&quot;; [.C50]; &quot;-&quot;; [.D50])" office:value-type="string" office:string-value="join_query_int_B_0.6_C_0.8-SF-1-non-vectorised" calcext:value-type="string">
            <text:p>join_query_int_B_0.6_C_0.8-SF-1-non-vectorised</text:p>
          </table:table-cell>
          <table:table-cell office:value-type="float" office:value="474.8" calcext:value-type="float">
            <text:p>474.8</text:p>
          </table:table-cell>
          <table:table-cell office:value-type="float" office:value="220.2" calcext:value-type="float">
            <text:p>220.2</text:p>
          </table:table-cell>
          <table:table-cell office:value-type="float" office:value="59.6" calcext:value-type="float">
            <text:p>59.6</text:p>
          </table:table-cell>
          <table:table-cell office:value-type="float" office:value="2204.2" calcext:value-type="float">
            <text:p>2204.2</text:p>
          </table:table-cell>
          <table:table-cell table:formula="of:=[.M50]-SUM([.H50:.K50])" office:value-type="float" office:value="142.3" calcext:value-type="float">
            <text:p>142.3</text:p>
          </table:table-cell>
          <table:table-cell office:value-type="float" office:value="3101.1" calcext:value-type="float">
            <text:p>3101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1]; &quot;-SF-&quot;; [.C51]; &quot;-&quot;; [.D51])" office:value-type="string" office:string-value="join_query_int_B_0.6_C_0.8-SF-1-vectorised" calcext:value-type="string">
            <text:p>join_query_int_B_0.6_C_0.8-SF-1-vectorised</text:p>
          </table:table-cell>
          <table:table-cell office:value-type="float" office:value="471.7" calcext:value-type="float">
            <text:p>471.7</text:p>
          </table:table-cell>
          <table:table-cell office:value-type="float" office:value="216.8" calcext:value-type="float">
            <text:p>216.8</text:p>
          </table:table-cell>
          <table:table-cell office:value-type="float" office:value="62.2" calcext:value-type="float">
            <text:p>62.2</text:p>
          </table:table-cell>
          <table:table-cell office:value-type="float" office:value="1775.7" calcext:value-type="float">
            <text:p>1775.7</text:p>
          </table:table-cell>
          <table:table-cell table:formula="of:=[.M51]-SUM([.H51:.K51])" office:value-type="float" office:value="140.7" calcext:value-type="float">
            <text:p>140.7</text:p>
          </table:table-cell>
          <table:table-cell office:value-type="float" office:value="2667.1" calcext:value-type="float">
            <text:p>2667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2]; &quot;-SF-&quot;; [.C52]; &quot;-&quot;; [.D52])" office:value-type="string" office:string-value="join_query_int_B_0.6_C_0.8-SF-10-non-vectorised" calcext:value-type="string">
            <text:p>join_query_int_B_0.6_C_0.8-SF-10-non-vectorised</text:p>
          </table:table-cell>
          <table:table-cell office:value-type="float" office:value="475.6" calcext:value-type="float">
            <text:p>475.6</text:p>
          </table:table-cell>
          <table:table-cell office:value-type="float" office:value="222.2" calcext:value-type="float">
            <text:p>222.2</text:p>
          </table:table-cell>
          <table:table-cell office:value-type="float" office:value="60" calcext:value-type="float">
            <text:p>60</text:p>
          </table:table-cell>
          <table:table-cell office:value-type="float" office:value="24223.3" calcext:value-type="float">
            <text:p>24223.3</text:p>
          </table:table-cell>
          <table:table-cell table:formula="of:=[.M52]-SUM([.H52:.K52])" office:value-type="float" office:value="189" calcext:value-type="float">
            <text:p>189.0</text:p>
          </table:table-cell>
          <table:table-cell office:value-type="float" office:value="25170.1" calcext:value-type="float">
            <text:p>25170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3]; &quot;-SF-&quot;; [.C53]; &quot;-&quot;; [.D53])" office:value-type="string" office:string-value="join_query_int_B_0.6_C_0.8-SF-10-vectorised" calcext:value-type="string">
            <text:p>join_query_int_B_0.6_C_0.8-SF-10-vectorised</text:p>
          </table:table-cell>
          <table:table-cell office:value-type="float" office:value="467.3" calcext:value-type="float">
            <text:p>467.3</text:p>
          </table:table-cell>
          <table:table-cell office:value-type="float" office:value="218.7" calcext:value-type="float">
            <text:p>218.7</text:p>
          </table:table-cell>
          <table:table-cell office:value-type="float" office:value="62.3" calcext:value-type="float">
            <text:p>62.3</text:p>
          </table:table-cell>
          <table:table-cell office:value-type="float" office:value="20070.1" calcext:value-type="float">
            <text:p>20070.1</text:p>
          </table:table-cell>
          <table:table-cell table:formula="of:=[.M53]-SUM([.H53:.K53])" office:value-type="float" office:value="155.800000000003" calcext:value-type="float">
            <text:p>155.8</text:p>
          </table:table-cell>
          <table:table-cell office:value-type="float" office:value="20974.2" calcext:value-type="float">
            <text:p>20974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4]; &quot;-SF-&quot;; [.C54]; &quot;-&quot;; [.D54])" office:value-type="string" office:string-value="tpch_q1-SF-1-non-vectorised" calcext:value-type="string">
            <text:p>tpch_q1-SF-1-non-vectorised</text:p>
          </table:table-cell>
          <table:table-cell office:value-type="float" office:value="530.2" calcext:value-type="float">
            <text:p>530.2</text:p>
          </table:table-cell>
          <table:table-cell office:value-type="float" office:value="203.9" calcext:value-type="float">
            <text:p>203.9</text:p>
          </table:table-cell>
          <table:table-cell office:value-type="float" office:value="58.5" calcext:value-type="float">
            <text:p>58.5</text:p>
          </table:table-cell>
          <table:table-cell office:value-type="float" office:value="256.8" calcext:value-type="float">
            <text:p>256.8</text:p>
          </table:table-cell>
          <table:table-cell table:formula="of:=[.M54]-SUM([.H54:.K54])" office:value-type="float" office:value="131.9" calcext:value-type="float">
            <text:p>131.9</text:p>
          </table:table-cell>
          <table:table-cell office:value-type="float" office:value="1181.3" calcext:value-type="float">
            <text:p>1181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5]; &quot;-SF-&quot;; [.C55]; &quot;-&quot;; [.D55])" office:value-type="string" office:string-value="tpch_q1-SF-1-vectorised" calcext:value-type="string">
            <text:p>tpch_q1-SF-1-vectorised</text:p>
          </table:table-cell>
          <table:table-cell office:value-type="float" office:value="531.5" calcext:value-type="float">
            <text:p>531.5</text:p>
          </table:table-cell>
          <table:table-cell office:value-type="float" office:value="206.6" calcext:value-type="float">
            <text:p>206.6</text:p>
          </table:table-cell>
          <table:table-cell office:value-type="float" office:value="65.8" calcext:value-type="float">
            <text:p>65.8</text:p>
          </table:table-cell>
          <table:table-cell office:value-type="float" office:value="376.4" calcext:value-type="float">
            <text:p>376.4</text:p>
          </table:table-cell>
          <table:table-cell table:formula="of:=[.M55]-SUM([.H55:.K55])" office:value-type="float" office:value="125.3" calcext:value-type="float">
            <text:p>125.3</text:p>
          </table:table-cell>
          <table:table-cell office:value-type="float" office:value="1305.6" calcext:value-type="float">
            <text:p>1305.6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6]; &quot;-SF-&quot;; [.C56]; &quot;-&quot;; [.D56])" office:value-type="string" office:string-value="tpch_q1-SF-10-non-vectorised" calcext:value-type="string">
            <text:p>tpch_q1-SF-10-non-vectorised</text:p>
          </table:table-cell>
          <table:table-cell office:value-type="float" office:value="534.6" calcext:value-type="float">
            <text:p>534.6</text:p>
          </table:table-cell>
          <table:table-cell office:value-type="float" office:value="204.8" calcext:value-type="float">
            <text:p>204.8</text:p>
          </table:table-cell>
          <table:table-cell office:value-type="float" office:value="56.8" calcext:value-type="float">
            <text:p>56.8</text:p>
          </table:table-cell>
          <table:table-cell office:value-type="float" office:value="2109.3" calcext:value-type="float">
            <text:p>2109.3</text:p>
          </table:table-cell>
          <table:table-cell table:formula="of:=[.M56]-SUM([.H56:.K56])" office:value-type="float" office:value="123.9" calcext:value-type="float">
            <text:p>123.9</text:p>
          </table:table-cell>
          <table:table-cell office:value-type="float" office:value="3029.4" calcext:value-type="float">
            <text:p>3029.4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7]; &quot;-SF-&quot;; [.C57]; &quot;-&quot;; [.D57])" office:value-type="string" office:string-value="tpch_q1-SF-10-vectorised" calcext:value-type="string">
            <text:p>tpch_q1-SF-10-vectorised</text:p>
          </table:table-cell>
          <table:table-cell office:value-type="float" office:value="527.6" calcext:value-type="float">
            <text:p>527.6</text:p>
          </table:table-cell>
          <table:table-cell office:value-type="float" office:value="204.5" calcext:value-type="float">
            <text:p>204.5</text:p>
          </table:table-cell>
          <table:table-cell office:value-type="float" office:value="63.3" calcext:value-type="float">
            <text:p>63.3</text:p>
          </table:table-cell>
          <table:table-cell office:value-type="float" office:value="2969.1" calcext:value-type="float">
            <text:p>2969.1</text:p>
          </table:table-cell>
          <table:table-cell table:formula="of:=[.M57]-SUM([.H57:.K57])" office:value-type="float" office:value="123.4" calcext:value-type="float">
            <text:p>123.4</text:p>
          </table:table-cell>
          <table:table-cell office:value-type="float" office:value="3887.9" calcext:value-type="float">
            <text:p>3887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8]; &quot;-SF-&quot;; [.C58]; &quot;-&quot;; [.D58])" office:value-type="string" office:string-value="tpch_q3-SF-1-non-vectorised" calcext:value-type="string">
            <text:p>tpch_q3-SF-1-non-vectorised</text:p>
          </table:table-cell>
          <table:table-cell office:value-type="float" office:value="630.6" calcext:value-type="float">
            <text:p>630.6</text:p>
          </table:table-cell>
          <table:table-cell office:value-type="float" office:value="193.1" calcext:value-type="float">
            <text:p>193.1</text:p>
          </table:table-cell>
          <table:table-cell office:value-type="float" office:value="43.7" calcext:value-type="float">
            <text:p>43.7</text:p>
          </table:table-cell>
          <table:table-cell office:value-type="float" office:value="207.8" calcext:value-type="float">
            <text:p>207.8</text:p>
          </table:table-cell>
          <table:table-cell table:formula="of:=[.M58]-SUM([.H58:.K58])" office:value-type="float" office:value="143.3" calcext:value-type="float">
            <text:p>143.3</text:p>
          </table:table-cell>
          <table:table-cell office:value-type="float" office:value="1218.5" calcext:value-type="float">
            <text:p>1218.5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9]; &quot;-SF-&quot;; [.C59]; &quot;-&quot;; [.D59])" office:value-type="string" office:string-value="tpch_q3-SF-1-vectorised" calcext:value-type="string">
            <text:p>tpch_q3-SF-1-vectorised</text:p>
          </table:table-cell>
          <table:table-cell office:value-type="float" office:value="633.8" calcext:value-type="float">
            <text:p>633.8</text:p>
          </table:table-cell>
          <table:table-cell office:value-type="float" office:value="193" calcext:value-type="float">
            <text:p>193</text:p>
          </table:table-cell>
          <table:table-cell office:value-type="float" office:value="51.7" calcext:value-type="float">
            <text:p>51.7</text:p>
          </table:table-cell>
          <table:table-cell office:value-type="float" office:value="279.6" calcext:value-type="float">
            <text:p>279.6</text:p>
          </table:table-cell>
          <table:table-cell table:formula="of:=[.M59]-SUM([.H59:.K59])" office:value-type="float" office:value="126.9" calcext:value-type="float">
            <text:p>126.9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0]; &quot;-SF-&quot;; [.C60]; &quot;-&quot;; [.D60])" office:value-type="string" office:string-value="tpch_q3-SF-10-non-vectorised" calcext:value-type="string">
            <text:p>tpch_q3-SF-10-non-vectorised</text:p>
          </table:table-cell>
          <table:table-cell office:value-type="float" office:value="635.1" calcext:value-type="float">
            <text:p>635.1</text:p>
          </table:table-cell>
          <table:table-cell office:value-type="float" office:value="193.3" calcext:value-type="float">
            <text:p>193.3</text:p>
          </table:table-cell>
          <table:table-cell office:value-type="float" office:value="42.4" calcext:value-type="float">
            <text:p>42.4</text:p>
          </table:table-cell>
          <table:table-cell office:value-type="float" office:value="2007.2" calcext:value-type="float">
            <text:p>2007.2</text:p>
          </table:table-cell>
          <table:table-cell table:formula="of:=[.M60]-SUM([.H60:.K60])" office:value-type="float" office:value="132.4" calcext:value-type="float">
            <text:p>132.4</text:p>
          </table:table-cell>
          <table:table-cell office:value-type="float" office:value="3010.4" calcext:value-type="float">
            <text:p>3010.4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1]; &quot;-SF-&quot;; [.C61]; &quot;-&quot;; [.D61])" office:value-type="string" office:string-value="tpch_q3-SF-10-vectorised" calcext:value-type="string">
            <text:p>tpch_q3-SF-10-vectorised</text:p>
          </table:table-cell>
          <table:table-cell office:value-type="float" office:value="627.6" calcext:value-type="float">
            <text:p>627.6</text:p>
          </table:table-cell>
          <table:table-cell office:value-type="float" office:value="192.1" calcext:value-type="float">
            <text:p>192.1</text:p>
          </table:table-cell>
          <table:table-cell office:value-type="float" office:value="51" calcext:value-type="float">
            <text:p>51</text:p>
          </table:table-cell>
          <table:table-cell office:value-type="float" office:value="2005.9" calcext:value-type="float">
            <text:p>2005.9</text:p>
          </table:table-cell>
          <table:table-cell table:formula="of:=[.M61]-SUM([.H61:.K61])" office:value-type="float" office:value="136.3" calcext:value-type="float">
            <text:p>136.3</text:p>
          </table:table-cell>
          <table:table-cell office:value-type="float" office:value="3012.9" calcext:value-type="float">
            <text:p>3012.9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2]; &quot;-SF-&quot;; [.C62]; &quot;-&quot;; [.D62])" office:value-type="string" office:string-value="tpch_q6-SF-1-non-vectorised" calcext:value-type="string">
            <text:p>tpch_q6-SF-1-non-vectorised</text:p>
          </table:table-cell>
          <table:table-cell office:value-type="float" office:value="538.9" calcext:value-type="float">
            <text:p>538.9</text:p>
          </table:table-cell>
          <table:table-cell office:value-type="float" office:value="201.9" calcext:value-type="float">
            <text:p>201.9</text:p>
          </table:table-cell>
          <table:table-cell office:value-type="float" office:value="40.8" calcext:value-type="float">
            <text:p>40.8</text:p>
          </table:table-cell>
          <table:table-cell office:value-type="float" office:value="70.9" calcext:value-type="float">
            <text:p>70.9</text:p>
          </table:table-cell>
          <table:table-cell table:formula="of:=[.M62]-SUM([.H62:.K62])" office:value-type="float" office:value="156.2" calcext:value-type="float">
            <text:p>156.2</text:p>
          </table:table-cell>
          <table:table-cell office:value-type="float" office:value="1008.7" calcext:value-type="float">
            <text:p>1008.7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3]; &quot;-SF-&quot;; [.C63]; &quot;-&quot;; [.D63])" office:value-type="string" office:string-value="tpch_q6-SF-1-vectorised" calcext:value-type="string">
            <text:p>tpch_q6-SF-1-vectorised</text:p>
          </table:table-cell>
          <table:table-cell office:value-type="float" office:value="532.8" calcext:value-type="float">
            <text:p>532.8</text:p>
          </table:table-cell>
          <table:table-cell office:value-type="float" office:value="203.4" calcext:value-type="float">
            <text:p>203.4</text:p>
          </table:table-cell>
          <table:table-cell office:value-type="float" office:value="42.8" calcext:value-type="float">
            <text:p>42.8</text:p>
          </table:table-cell>
          <table:table-cell office:value-type="float" office:value="79.6" calcext:value-type="float">
            <text:p>79.6</text:p>
          </table:table-cell>
          <table:table-cell table:formula="of:=[.M63]-SUM([.H63:.K63])" office:value-type="float" office:value="146" calcext:value-type="float">
            <text:p>146.0</text:p>
          </table:table-cell>
          <table:table-cell office:value-type="float" office:value="1004.6" calcext:value-type="float">
            <text:p>1004.6</text:p>
          </table:table-cell>
          <table:table-cell>
            <draw:frame draw:z-index="1" draw:style-name="gr1" draw:text-style-name="P1" svg:width="53.842cm" svg:height="26.973cm" svg:x="2.252cm" svg:y="0.001cm">
  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L1:main_method_benchmark_R440.L1 main_method_benchmark_R440.L2:main_method_benchmark_R440.L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4]; &quot;-SF-&quot;; [.C64]; &quot;-&quot;; [.D64])" office:value-type="string" office:string-value="tpch_q6-SF-10-non-vectorised" calcext:value-type="string">
            <text:p>tpch_q6-SF-10-non-vectorised</text:p>
          </table:table-cell>
          <table:table-cell office:value-type="float" office:value="530.1" calcext:value-type="float">
            <text:p>530.1</text:p>
          </table:table-cell>
          <table:table-cell office:value-type="float" office:value="202.4" calcext:value-type="float">
            <text:p>202.4</text:p>
          </table:table-cell>
          <table:table-cell office:value-type="float" office:value="40.3" calcext:value-type="float">
            <text:p>40.3</text:p>
          </table:table-cell>
          <table:table-cell office:value-type="float" office:value="365.3" calcext:value-type="float">
            <text:p>365.3</text:p>
          </table:table-cell>
          <table:table-cell table:formula="of:=[.M64]-SUM([.H64:.K64])" office:value-type="float" office:value="146.6" calcext:value-type="float">
            <text:p>146.6</text:p>
          </table:table-cell>
          <table:table-cell office:value-type="float" office:value="1284.7" calcext:value-type="float">
            <text:p>1284.7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5]; &quot;-SF-&quot;; [.C65]; &quot;-&quot;; [.D65])" office:value-type="string" office:string-value="tpch_q6-SF-10-vectorised" calcext:value-type="string">
            <text:p>tpch_q6-SF-10-vectorised</text:p>
          </table:table-cell>
          <table:table-cell office:value-type="float" office:value="526.6" calcext:value-type="float">
            <text:p>526.6</text:p>
          </table:table-cell>
          <table:table-cell office:value-type="float" office:value="205.5" calcext:value-type="float">
            <text:p>205.5</text:p>
          </table:table-cell>
          <table:table-cell office:value-type="float" office:value="44.7" calcext:value-type="float">
            <text:p>44.7</text:p>
          </table:table-cell>
          <table:table-cell office:value-type="float" office:value="364.1" calcext:value-type="float">
            <text:p>364.1</text:p>
          </table:table-cell>
          <table:table-cell table:formula="of:=[.M65]-SUM([.H65:.K65])" office:value-type="float" office:value="149.4" calcext:value-type="float">
            <text:p>149.4</text:p>
          </table:table-cell>
          <table:table-cell office:value-type="float" office:value="1290.3" calcext:value-type="float">
            <text:p>1290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6]; &quot;-SF-&quot;; [.C66]; &quot;-&quot;; [.D66])" office:value-type="string" office:string-value="tpch_q10-SF-1-non-vectorised" calcext:value-type="string">
            <text:p>tpch_q10-SF-1-non-vectorised</text:p>
          </table:table-cell>
          <table:table-cell office:value-type="float" office:value="553.2" calcext:value-type="float">
            <text:p>553.2</text:p>
          </table:table-cell>
          <table:table-cell office:value-type="float" office:value="211.9" calcext:value-type="float">
            <text:p>211.9</text:p>
          </table:table-cell>
          <table:table-cell office:value-type="float" office:value="90.2" calcext:value-type="float">
            <text:p>90.2</text:p>
          </table:table-cell>
          <table:table-cell office:value-type="float" office:value="533.3" calcext:value-type="float">
            <text:p>533.3</text:p>
          </table:table-cell>
          <table:table-cell table:formula="of:=[.M66]-SUM([.H66:.K66])" office:value-type="float" office:value="144.4" calcext:value-type="float">
            <text:p>144.4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7]; &quot;-SF-&quot;; [.C67]; &quot;-&quot;; [.D67])" office:value-type="string" office:string-value="tpch_q10-SF-1-vectorised" calcext:value-type="string">
            <text:p>tpch_q10-SF-1-vectorised</text:p>
          </table:table-cell>
          <table:table-cell office:value-type="float" office:value="555.9" calcext:value-type="float">
            <text:p>555.9</text:p>
          </table:table-cell>
          <table:table-cell office:value-type="float" office:value="211.4" calcext:value-type="float">
            <text:p>211.4</text:p>
          </table:table-cell>
          <table:table-cell office:value-type="float" office:value="99.9" calcext:value-type="float">
            <text:p>99.9</text:p>
          </table:table-cell>
          <table:table-cell office:value-type="float" office:value="554.5" calcext:value-type="float">
            <text:p>554.5</text:p>
          </table:table-cell>
          <table:table-cell table:formula="of:=[.M67]-SUM([.H67:.K67])" office:value-type="float" office:value="144.6" calcext:value-type="float">
            <text:p>144.6</text:p>
          </table:table-cell>
          <table:table-cell office:value-type="float" office:value="1566.3" calcext:value-type="float">
            <text:p>1566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8]; &quot;-SF-&quot;; [.C68]; &quot;-&quot;; [.D68])" office:value-type="string" office:string-value="tpch_q10-SF-10-non-vectorised" calcext:value-type="string">
            <text:p>tpch_q10-SF-10-non-vectorised</text:p>
          </table:table-cell>
          <table:table-cell office:value-type="float" office:value="554.5" calcext:value-type="float">
            <text:p>554.5</text:p>
          </table:table-cell>
          <table:table-cell office:value-type="float" office:value="216.1" calcext:value-type="float">
            <text:p>216.1</text:p>
          </table:table-cell>
          <table:table-cell office:value-type="float" office:value="91.7" calcext:value-type="float">
            <text:p>91.7</text:p>
          </table:table-cell>
          <table:table-cell office:value-type="float" office:value="5679.8" calcext:value-type="float">
            <text:p>5679.8</text:p>
          </table:table-cell>
          <table:table-cell table:formula="of:=[.M68]-SUM([.H68:.K68])" office:value-type="float" office:value="210.2" calcext:value-type="float">
            <text:p>210.2</text:p>
          </table:table-cell>
          <table:table-cell office:value-type="float" office:value="6752.3" calcext:value-type="float">
            <text:p>6752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9]; &quot;-SF-&quot;; [.C69]; &quot;-&quot;; [.D69])" office:value-type="string" office:string-value="tpch_q10-SF-10-vectorised" calcext:value-type="string">
            <text:p>tpch_q10-SF-10-vectorised</text:p>
          </table:table-cell>
          <table:table-cell office:value-type="float" office:value="552.5" calcext:value-type="float">
            <text:p>552.5</text:p>
          </table:table-cell>
          <table:table-cell office:value-type="float" office:value="215.9" calcext:value-type="float">
            <text:p>215.9</text:p>
          </table:table-cell>
          <table:table-cell office:value-type="float" office:value="103.9" calcext:value-type="float">
            <text:p>103.9</text:p>
          </table:table-cell>
          <table:table-cell office:value-type="float" office:value="4965.7" calcext:value-type="float">
            <text:p>4965.7</text:p>
          </table:table-cell>
          <table:table-cell table:formula="of:=[.M69]-SUM([.H69:.K69])" office:value-type="float" office:value="141.6" calcext:value-type="float">
            <text:p>141.6</text:p>
          </table:table-cell>
          <table:table-cell office:value-type="float" office:value="5979.6" calcext:value-type="float">
            <text:p>5979.6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total running-tim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lanning-Time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mpilation</text:p>
          </table:table-cell>
          <table:table-cell/>
          <table:table-cell table:style-name="Default" office:value-type="string" calcext:value-type="string">
            <text:p>Remaining Over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4]; &quot;-SF-&quot;; [.C74]; &quot;-&quot;; [.D74])" office:value-type="string" office:string-value="tpch_q1-SF-1-non-vectorised" calcext:value-type="string">
            <text:p>tpch_q1-SF-1-non-vectorised</text:p>
          </table:table-cell>
          <table:table-cell table:style-name="ce4" table:formula="of:=[.H54]/[.M54]" office:value-type="float" office:value="0.448827562854482" calcext:value-type="float">
            <text:p>0.449</text:p>
          </table:table-cell>
          <table:table-cell table:style-name="ce4" table:formula="of:=[.I54]/[.M54]" office:value-type="float" office:value="0.172606450520613" calcext:value-type="float">
            <text:p>0.173</text:p>
          </table:table-cell>
          <table:table-cell table:style-name="ce4" table:formula="of:=[.J54]/[.M54]" office:value-type="float" office:value="0.04952171336663" calcext:value-type="float">
            <text:p>0.050</text:p>
          </table:table-cell>
          <table:table-cell/>
          <table:table-cell table:style-name="ce4" table:formula="of:=[.L54]/[.M54]" office:value-type="float" office:value="0.111656649453991" calcext:value-type="float">
            <text:p>0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5]; &quot;-SF-&quot;; [.C75]; &quot;-&quot;; [.D75])" office:value-type="string" office:string-value="tpch_q1-SF-1-vectorised" calcext:value-type="string">
            <text:p>tpch_q1-SF-1-vectorised</text:p>
          </table:table-cell>
          <table:table-cell table:style-name="ce4" table:formula="of:=[.H55]/[.M55]" office:value-type="float" office:value="0.407092524509804" calcext:value-type="float">
            <text:p>0.407</text:p>
          </table:table-cell>
          <table:table-cell table:style-name="ce4" table:formula="of:=[.I55]/[.M55]" office:value-type="float" office:value="0.158241421568627" calcext:value-type="float">
            <text:p>0.158</text:p>
          </table:table-cell>
          <table:table-cell table:style-name="ce4" table:formula="of:=[.J55]/[.M55]" office:value-type="float" office:value="0.0503982843137255" calcext:value-type="float">
            <text:p>0.050</text:p>
          </table:table-cell>
          <table:table-cell/>
          <table:table-cell table:style-name="ce4" table:formula="of:=[.L55]/[.M55]" office:value-type="float" office:value="0.0959712009803921" calcext:value-type="float">
            <text:p>0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6]; &quot;-SF-&quot;; [.C76]; &quot;-&quot;; [.D76])" office:value-type="string" office:string-value="tpch_q1-SF-10-non-vectorised" calcext:value-type="string">
            <text:p>tpch_q1-SF-10-non-vectorised</text:p>
          </table:table-cell>
          <table:table-cell table:style-name="ce4" table:formula="of:=[.H56]/[.M56]" office:value-type="float" office:value="0.176470588235294" calcext:value-type="float">
            <text:p>0.176</text:p>
          </table:table-cell>
          <table:table-cell table:style-name="ce4" table:formula="of:=[.I56]/[.M56]" office:value-type="float" office:value="0.0676041460355186" calcext:value-type="float">
            <text:p>0.068</text:p>
          </table:table-cell>
          <table:table-cell table:style-name="ce4" table:formula="of:=[.J56]/[.M56]" office:value-type="float" office:value="0.0187495873770384" calcext:value-type="float">
            <text:p>0.019</text:p>
          </table:table-cell>
          <table:table-cell/>
          <table:table-cell table:style-name="ce4" table:formula="of:=[.L56]/[.M56]" office:value-type="float" office:value="0.0408991879580115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7]; &quot;-SF-&quot;; [.C77]; &quot;-&quot;; [.D77])" office:value-type="string" office:string-value="tpch_q1-SF-10-vectorised" calcext:value-type="string">
            <text:p>tpch_q1-SF-10-vectorised</text:p>
          </table:table-cell>
          <table:table-cell table:style-name="ce4" table:formula="of:=[.H57]/[.M57]" office:value-type="float" office:value="0.135703078782891" calcext:value-type="float">
            <text:p>0.136</text:p>
          </table:table-cell>
          <table:table-cell table:style-name="ce4" table:formula="of:=[.I57]/[.M57]" office:value-type="float" office:value="0.0525990894827542" calcext:value-type="float">
            <text:p>0.053</text:p>
          </table:table-cell>
          <table:table-cell table:style-name="ce4" table:formula="of:=[.J57]/[.M57]" office:value-type="float" office:value="0.0162812829548085" calcext:value-type="float">
            <text:p>0.016</text:p>
          </table:table-cell>
          <table:table-cell/>
          <table:table-cell table:style-name="ce4" table:formula="of:=[.L57]/[.M57]" office:value-type="float" office:value="0.0317394994727231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8]; &quot;-SF-&quot;; [.C78]; &quot;-&quot;; [.D78])" office:value-type="string" office:string-value="tpch_q3-SF-1-non-vectorised" calcext:value-type="string">
            <text:p>tpch_q3-SF-1-non-vectorised</text:p>
          </table:table-cell>
          <table:table-cell table:style-name="ce4" table:formula="of:=[.H58]/[.M58]" office:value-type="float" office:value="0.517521542880591" calcext:value-type="float">
            <text:p>0.518</text:p>
          </table:table-cell>
          <table:table-cell table:style-name="ce4" table:formula="of:=[.I58]/[.M58]" office:value-type="float" office:value="0.158473533032417" calcext:value-type="float">
            <text:p>0.158</text:p>
          </table:table-cell>
          <table:table-cell table:style-name="ce4" table:formula="of:=[.J58]/[.M58]" office:value-type="float" office:value="0.035863766926549" calcext:value-type="float">
            <text:p>0.036</text:p>
          </table:table-cell>
          <table:table-cell/>
          <table:table-cell table:style-name="ce4" table:formula="of:=[.L58]/[.M58]" office:value-type="float" office:value="0.11760361099712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9]; &quot;-SF-&quot;; [.C79]; &quot;-&quot;; [.D79])" office:value-type="string" office:string-value="tpch_q3-SF-1-vectorised" calcext:value-type="string">
            <text:p>tpch_q3-SF-1-vectorised</text:p>
          </table:table-cell>
          <table:table-cell table:style-name="ce4" table:formula="of:=[.H59]/[.M59]" office:value-type="float" office:value="0.493229571984436" calcext:value-type="float">
            <text:p>0.493</text:p>
          </table:table-cell>
          <table:table-cell table:style-name="ce4" table:formula="of:=[.I59]/[.M59]" office:value-type="float" office:value="0.150194552529183" calcext:value-type="float">
            <text:p>0.150</text:p>
          </table:table-cell>
          <table:table-cell table:style-name="ce4" table:formula="of:=[.J59]/[.M59]" office:value-type="float" office:value="0.0402334630350195" calcext:value-type="float">
            <text:p>0.040</text:p>
          </table:table-cell>
          <table:table-cell/>
          <table:table-cell table:style-name="ce4" table:formula="of:=[.L59]/[.M59]" office:value-type="float" office:value="0.0987548638132297" calcext:value-type="float">
            <text:p>0.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0]; &quot;-SF-&quot;; [.C80]; &quot;-&quot;; [.D80])" office:value-type="string" office:string-value="tpch_q3-SF-10-non-vectorised" calcext:value-type="string">
            <text:p>tpch_q3-SF-10-non-vectorised</text:p>
          </table:table-cell>
          <table:table-cell table:style-name="ce4" table:formula="of:=[.H60]/[.M60]" office:value-type="float" office:value="0.210968642040925" calcext:value-type="float">
            <text:p>0.211</text:p>
          </table:table-cell>
          <table:table-cell table:style-name="ce4" table:formula="of:=[.I60]/[.M60]" office:value-type="float" office:value="0.064210736114802" calcext:value-type="float">
            <text:p>0.064</text:p>
          </table:table-cell>
          <table:table-cell table:style-name="ce4" table:formula="of:=[.J60]/[.M60]" office:value-type="float" office:value="0.0140845070422535" calcext:value-type="float">
            <text:p>0.014</text:p>
          </table:table-cell>
          <table:table-cell/>
          <table:table-cell table:style-name="ce4" table:formula="of:=[.L60]/[.M60]" office:value-type="float" office:value="0.0439808663300558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1]; &quot;-SF-&quot;; [.C81]; &quot;-&quot;; [.D81])" office:value-type="string" office:string-value="tpch_q3-SF-10-vectorised" calcext:value-type="string">
            <text:p>tpch_q3-SF-10-vectorised</text:p>
          </table:table-cell>
          <table:table-cell table:style-name="ce4" table:formula="of:=[.H61]/[.M61]" office:value-type="float" office:value="0.208304291546351" calcext:value-type="float">
            <text:p>0.208</text:p>
          </table:table-cell>
          <table:table-cell table:style-name="ce4" table:formula="of:=[.I61]/[.M61]" office:value-type="float" office:value="0.0637591689070331" calcext:value-type="float">
            <text:p>0.064</text:p>
          </table:table-cell>
          <table:table-cell table:style-name="ce4" table:formula="of:=[.J61]/[.M61]" office:value-type="float" office:value="0.0169272129841681" calcext:value-type="float">
            <text:p>0.017</text:p>
          </table:table-cell>
          <table:table-cell/>
          <table:table-cell table:style-name="ce4" table:formula="of:=[.L61]/[.M61]" office:value-type="float" office:value="0.045238806465531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2]; &quot;-SF-&quot;; [.C82]; &quot;-&quot;; [.D82])" office:value-type="string" office:string-value="tpch_q6-SF-1-non-vectorised" calcext:value-type="string">
            <text:p>tpch_q6-SF-1-non-vectorised</text:p>
          </table:table-cell>
          <table:table-cell table:style-name="ce4" table:formula="of:=[.H62]/[.M62]" office:value-type="float" office:value="0.53425200753445" calcext:value-type="float">
            <text:p>0.534</text:p>
          </table:table-cell>
          <table:table-cell table:style-name="ce4" table:formula="of:=[.I62]/[.M62]" office:value-type="float" office:value="0.200158620005948" calcext:value-type="float">
            <text:p>0.200</text:p>
          </table:table-cell>
          <table:table-cell table:style-name="ce4" table:formula="of:=[.J62]/[.M62]" office:value-type="float" office:value="0.0404481015168038" calcext:value-type="float">
            <text:p>0.040</text:p>
          </table:table-cell>
          <table:table-cell/>
          <table:table-cell table:style-name="ce4" table:formula="of:=[.L62]/[.M62]" office:value-type="float" office:value="0.154852780806979" calcext:value-type="float">
            <text:p>0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3]; &quot;-SF-&quot;; [.C83]; &quot;-&quot;; [.D83])" office:value-type="string" office:string-value="tpch_q6-SF-1-vectorised" calcext:value-type="string">
            <text:p>tpch_q6-SF-1-vectorised</text:p>
          </table:table-cell>
          <table:table-cell table:style-name="ce4" table:formula="of:=[.H63]/[.M63]" office:value-type="float" office:value="0.530360342424846" calcext:value-type="float">
            <text:p>0.530</text:p>
          </table:table-cell>
          <table:table-cell table:style-name="ce4" table:formula="of:=[.I63]/[.M63]" office:value-type="float" office:value="0.202468644236512" calcext:value-type="float">
            <text:p>0.202</text:p>
          </table:table-cell>
          <table:table-cell table:style-name="ce4" table:formula="of:=[.J63]/[.M63]" office:value-type="float" office:value="0.042604021501095" calcext:value-type="float">
            <text:p>0.043</text:p>
          </table:table-cell>
          <table:table-cell/>
          <table:table-cell table:style-name="ce4" table:formula="of:=[.L63]/[.M63]" office:value-type="float" office:value="0.145331475214016" calcext:value-type="float">
            <text:p>0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4]; &quot;-SF-&quot;; [.C84]; &quot;-&quot;; [.D84])" office:value-type="string" office:string-value="tpch_q6-SF-10-non-vectorised" calcext:value-type="string">
            <text:p>tpch_q6-SF-10-non-vectorised</text:p>
          </table:table-cell>
          <table:table-cell table:style-name="ce4" table:formula="of:=[.H64]/[.M64]" office:value-type="float" office:value="0.412625515684596" calcext:value-type="float">
            <text:p>0.413</text:p>
          </table:table-cell>
          <table:table-cell table:style-name="ce4" table:formula="of:=[.I64]/[.M64]" office:value-type="float" office:value="0.157546508912587" calcext:value-type="float">
            <text:p>0.158</text:p>
          </table:table-cell>
          <table:table-cell table:style-name="ce4" table:formula="of:=[.J64]/[.M64]" office:value-type="float" office:value="0.0313691912508757" calcext:value-type="float">
            <text:p>0.031</text:p>
          </table:table-cell>
          <table:table-cell/>
          <table:table-cell table:style-name="ce4" table:formula="of:=[.L64]/[.M64]" office:value-type="float" office:value="0.114112244103682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5]; &quot;-SF-&quot;; [.C85]; &quot;-&quot;; [.D85])" office:value-type="string" office:string-value="tpch_q6-SF-10-vectorised" calcext:value-type="string">
            <text:p>tpch_q6-SF-10-vectorised</text:p>
          </table:table-cell>
          <table:table-cell table:style-name="ce4" table:formula="of:=[.H65]/[.M65]" office:value-type="float" office:value="0.408122142137487" calcext:value-type="float">
            <text:p>0.408</text:p>
          </table:table-cell>
          <table:table-cell table:style-name="ce4" table:formula="of:=[.I65]/[.M65]" office:value-type="float" office:value="0.159265287142525" calcext:value-type="float">
            <text:p>0.159</text:p>
          </table:table-cell>
          <table:table-cell table:style-name="ce4" table:formula="of:=[.J65]/[.M65]" office:value-type="float" office:value="0.0346431062543595" calcext:value-type="float">
            <text:p>0.035</text:p>
          </table:table-cell>
          <table:table-cell/>
          <table:table-cell table:style-name="ce4" table:formula="of:=[.L65]/[.M65]" office:value-type="float" office:value="0.1157870262729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6]; &quot;-SF-&quot;; [.C86]; &quot;-&quot;; [.D86])" office:value-type="string" office:string-value="tpch_q10-SF-1-non-vectorised" calcext:value-type="string">
            <text:p>tpch_q10-SF-1-non-vectorised</text:p>
          </table:table-cell>
          <table:table-cell table:style-name="ce4" table:formula="of:=[.H66]/[.M66]" office:value-type="float" office:value="0.360861056751468" calcext:value-type="float">
            <text:p>0.361</text:p>
          </table:table-cell>
          <table:table-cell table:style-name="ce4" table:formula="of:=[.I66]/[.M66]" office:value-type="float" office:value="0.1382257012394" calcext:value-type="float">
            <text:p>0.138</text:p>
          </table:table-cell>
          <table:table-cell table:style-name="ce4" table:formula="of:=[.J66]/[.M66]" office:value-type="float" office:value="0.0588388780169602" calcext:value-type="float">
            <text:p>0.059</text:p>
          </table:table-cell>
          <table:table-cell/>
          <table:table-cell table:style-name="ce4" table:formula="of:=[.L66]/[.M66]" office:value-type="float" office:value="0.0941943900848011" calcext:value-type="float">
            <text:p>0.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7]; &quot;-SF-&quot;; [.C87]; &quot;-&quot;; [.D87])" office:value-type="string" office:string-value="tpch_q10-SF-1-vectorised" calcext:value-type="string">
            <text:p>tpch_q10-SF-1-vectorised</text:p>
          </table:table-cell>
          <table:table-cell table:style-name="ce4" table:formula="of:=[.H67]/[.M67]" office:value-type="float" office:value="0.354912851944072" calcext:value-type="float">
            <text:p>0.355</text:p>
          </table:table-cell>
          <table:table-cell table:style-name="ce4" table:formula="of:=[.I67]/[.M67]" office:value-type="float" office:value="0.134967758411543" calcext:value-type="float">
            <text:p>0.135</text:p>
          </table:table-cell>
          <table:table-cell table:style-name="ce4" table:formula="of:=[.J67]/[.M67]" office:value-type="float" office:value="0.0637808848879525" calcext:value-type="float">
            <text:p>0.064</text:p>
          </table:table-cell>
          <table:table-cell/>
          <table:table-cell table:style-name="ce4" table:formula="of:=[.L67]/[.M67]" office:value-type="float" office:value="0.0923194790270063" calcext:value-type="float">
            <text:p>0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8]; &quot;-SF-&quot;; [.C88]; &quot;-&quot;; [.D88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M68]" office:value-type="float" office:value="0.0821201664617982" calcext:value-type="float">
            <text:p>0.082</text:p>
          </table:table-cell>
          <table:table-cell table:style-name="ce4" table:formula="of:=[.I68]/[.M68]" office:value-type="float" office:value="0.0320039097788902" calcext:value-type="float">
            <text:p>0.032</text:p>
          </table:table-cell>
          <table:table-cell table:style-name="ce4" table:formula="of:=[.J68]/[.M68]" office:value-type="float" office:value="0.0135805577358826" calcext:value-type="float">
            <text:p>0.014</text:p>
          </table:table-cell>
          <table:table-cell/>
          <table:table-cell table:style-name="ce4" table:formula="of:=[.L68]/[.M68]" office:value-type="float" office:value="0.0311301334360144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9]; &quot;-SF-&quot;; [.C89]; &quot;-&quot;; [.D89])" office:value-type="string" office:string-value="tpch_q10-SF-10-vectorised" calcext:value-type="string">
            <text:p>tpch_q10-SF-10-vectorised</text:p>
          </table:table-cell>
          <table:table-cell table:style-name="ce4" table:formula="of:=[.H69]/[.M69]" office:value-type="float" office:value="0.0923974847815907" calcext:value-type="float">
            <text:p>0.092</text:p>
          </table:table-cell>
          <table:table-cell table:style-name="ce4" table:formula="of:=[.I69]/[.M69]" office:value-type="float" office:value="0.0361060940531139" calcext:value-type="float">
            <text:p>0.036</text:p>
          </table:table-cell>
          <table:table-cell table:style-name="ce4" table:formula="of:=[.J69]/[.M69]" office:value-type="float" office:value="0.0173757441969363" calcext:value-type="float">
            <text:p>0.017</text:p>
          </table:table-cell>
          <table:table-cell/>
          <table:table-cell table:style-name="ce4" table:formula="of:=[.L69]/[.M69]" office:value-type="float" office:value="0.023680513746739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execution-time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2]; &quot;-SF-&quot;; [.C92]; &quot;-&quot;; [.D92])" office:value-type="string" office:string-value="tpch_q1-SF-1-non-vectorised" calcext:value-type="string">
            <text:p>tpch_q1-SF-1-non-vectorised</text:p>
          </table:table-cell>
          <table:table-cell table:style-name="ce4" table:formula="of:=[.H54]/[.K54]" office:value-type="float" office:value="2.06464174454829" calcext:value-type="float">
            <text:p>2.065</text:p>
          </table:table-cell>
          <table:table-cell table:style-name="ce4" table:formula="of:=[.I54]/[.K54]" office:value-type="float" office:value="0.794003115264798" calcext:value-type="float">
            <text:p>0.794</text:p>
          </table:table-cell>
          <table:table-cell table:style-name="ce4" table:formula="of:=[.J54]/[.K54]" office:value-type="float" office:value="0.227803738317757" calcext:value-type="float">
            <text:p>0.228</text:p>
          </table:table-cell>
          <table:table-cell table:style-name="ce4"/>
          <table:table-cell table:style-name="ce4" table:formula="of:=[.L54]/[.K54]" office:value-type="float" office:value="0.513629283489096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3]; &quot;-SF-&quot;; [.C93]; &quot;-&quot;; [.D93])" office:value-type="string" office:string-value="tpch_q1-SF-1-vectorised" calcext:value-type="string">
            <text:p>tpch_q1-SF-1-vectorised</text:p>
          </table:table-cell>
          <table:table-cell table:style-name="ce4" table:formula="of:=[.H55]/[.K55]" office:value-type="float" office:value="1.41206163655685" calcext:value-type="float">
            <text:p>1.412</text:p>
          </table:table-cell>
          <table:table-cell table:style-name="ce4" table:formula="of:=[.I55]/[.K55]" office:value-type="float" office:value="0.548884165781084" calcext:value-type="float">
            <text:p>0.549</text:p>
          </table:table-cell>
          <table:table-cell table:style-name="ce4" table:formula="of:=[.J55]/[.K55]" office:value-type="float" office:value="0.174814027630181" calcext:value-type="float">
            <text:p>0.175</text:p>
          </table:table-cell>
          <table:table-cell table:style-name="ce4"/>
          <table:table-cell table:style-name="ce4" table:formula="of:=[.L55]/[.K55]" office:value-type="float" office:value="0.332890541976621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4]; &quot;-SF-&quot;; [.C94]; &quot;-&quot;; [.D94])" office:value-type="string" office:string-value="tpch_q1-SF-10-non-vectorised" calcext:value-type="string">
            <text:p>tpch_q1-SF-10-non-vectorised</text:p>
          </table:table-cell>
          <table:table-cell table:style-name="ce4" table:formula="of:=[.H56]/[.K56]" office:value-type="float" office:value="0.25344901152041" calcext:value-type="float">
            <text:p>0.253</text:p>
          </table:table-cell>
          <table:table-cell table:style-name="ce4" table:formula="of:=[.I56]/[.K56]" office:value-type="float" office:value="0.0970938225951738" calcext:value-type="float">
            <text:p>0.097</text:p>
          </table:table-cell>
          <table:table-cell table:style-name="ce4" table:formula="of:=[.J56]/[.K56]" office:value-type="float" office:value="0.0269283648603802" calcext:value-type="float">
            <text:p>0.027</text:p>
          </table:table-cell>
          <table:table-cell table:style-name="ce4"/>
          <table:table-cell table:style-name="ce4" table:formula="of:=[.L56]/[.K56]" office:value-type="float" office:value="0.0587398663063576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5]; &quot;-SF-&quot;; [.C95]; &quot;-&quot;; [.D95])" office:value-type="string" office:string-value="tpch_q1-SF-10-vectorised" calcext:value-type="string">
            <text:p>tpch_q1-SF-10-vectorised</text:p>
          </table:table-cell>
          <table:table-cell table:style-name="ce4" table:formula="of:=[.H57]/[.K57]" office:value-type="float" office:value="0.17769694520225" calcext:value-type="float">
            <text:p>0.178</text:p>
          </table:table-cell>
          <table:table-cell table:style-name="ce4" table:formula="of:=[.I57]/[.K57]" office:value-type="float" office:value="0.0688760903977636" calcext:value-type="float">
            <text:p>0.069</text:p>
          </table:table-cell>
          <table:table-cell table:style-name="ce4" table:formula="of:=[.J57]/[.K57]" office:value-type="float" office:value="0.0213195917954936" calcext:value-type="float">
            <text:p>0.021</text:p>
          </table:table-cell>
          <table:table-cell table:style-name="ce4"/>
          <table:table-cell table:style-name="ce4" table:formula="of:=[.L57]/[.K57]" office:value-type="float" office:value="0.0415614159172814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6]; &quot;-SF-&quot;; [.C96]; &quot;-&quot;; [.D96])" office:value-type="string" office:string-value="tpch_q3-SF-1-non-vectorised" calcext:value-type="string">
            <text:p>tpch_q3-SF-1-non-vectorised</text:p>
          </table:table-cell>
          <table:table-cell table:style-name="ce4" table:formula="of:=[.H58]/[.K58]" office:value-type="float" office:value="3.03464870067372" calcext:value-type="float">
            <text:p>3.035</text:p>
          </table:table-cell>
          <table:table-cell table:style-name="ce4" table:formula="of:=[.I58]/[.K58]" office:value-type="float" office:value="0.929258902791145" calcext:value-type="float">
            <text:p>0.929</text:p>
          </table:table-cell>
          <table:table-cell table:style-name="ce4" table:formula="of:=[.J58]/[.K58]" office:value-type="float" office:value="0.210298363811357" calcext:value-type="float">
            <text:p>0.210</text:p>
          </table:table-cell>
          <table:table-cell table:style-name="ce4"/>
          <table:table-cell table:style-name="ce4" table:formula="of:=[.L58]/[.K58]" office:value-type="float" office:value="0.689605389797882" calcext:value-type="float">
            <text:p>0.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7]; &quot;-SF-&quot;; [.C97]; &quot;-&quot;; [.D97])" office:value-type="string" office:string-value="tpch_q3-SF-1-vectorised" calcext:value-type="string">
            <text:p>tpch_q3-SF-1-vectorised</text:p>
          </table:table-cell>
          <table:table-cell table:style-name="ce4" table:formula="of:=[.H59]/[.K59]" office:value-type="float" office:value="2.26680972818312" calcext:value-type="float">
            <text:p>2.267</text:p>
          </table:table-cell>
          <table:table-cell table:style-name="ce4" table:formula="of:=[.I59]/[.K59]" office:value-type="float" office:value="0.690271816881259" calcext:value-type="float">
            <text:p>0.690</text:p>
          </table:table-cell>
          <table:table-cell table:style-name="ce4" table:formula="of:=[.J59]/[.K59]" office:value-type="float" office:value="0.184907010014306" calcext:value-type="float">
            <text:p>0.185</text:p>
          </table:table-cell>
          <table:table-cell table:style-name="ce4"/>
          <table:table-cell table:style-name="ce4" table:formula="of:=[.L59]/[.K59]" office:value-type="float" office:value="0.453862660944206" calcext:value-type="float">
            <text:p>0.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8]; &quot;-SF-&quot;; [.C98]; &quot;-&quot;; [.D98])" office:value-type="string" office:string-value="tpch_q3-SF-10-non-vectorised" calcext:value-type="string">
            <text:p>tpch_q3-SF-10-non-vectorised</text:p>
          </table:table-cell>
          <table:table-cell table:style-name="ce4" table:formula="of:=[.H60]/[.K60]" office:value-type="float" office:value="0.316410920685532" calcext:value-type="float">
            <text:p>0.316</text:p>
          </table:table-cell>
          <table:table-cell table:style-name="ce4" table:formula="of:=[.I60]/[.K60]" office:value-type="float" office:value="0.0963033080908729" calcext:value-type="float">
            <text:p>0.096</text:p>
          </table:table-cell>
          <table:table-cell table:style-name="ce4" table:formula="of:=[.J60]/[.K60]" office:value-type="float" office:value="0.0211239537664408" calcext:value-type="float">
            <text:p>0.021</text:p>
          </table:table-cell>
          <table:table-cell table:style-name="ce4"/>
          <table:table-cell table:style-name="ce4" table:formula="of:=[.L60]/[.K60]" office:value-type="float" office:value="0.065962534874452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9]; &quot;-SF-&quot;; [.C99]; &quot;-&quot;; [.D99])" office:value-type="string" office:string-value="tpch_q3-SF-10-vectorised" calcext:value-type="string">
            <text:p>tpch_q3-SF-10-vectorised</text:p>
          </table:table-cell>
          <table:table-cell table:style-name="ce4" table:formula="of:=[.H61]/[.K61]" office:value-type="float" office:value="0.312877012812204" calcext:value-type="float">
            <text:p>0.313</text:p>
          </table:table-cell>
          <table:table-cell table:style-name="ce4" table:formula="of:=[.I61]/[.K61]" office:value-type="float" office:value="0.0957674859165462" calcext:value-type="float">
            <text:p>0.096</text:p>
          </table:table-cell>
          <table:table-cell table:style-name="ce4" table:formula="of:=[.J61]/[.K61]" office:value-type="float" office:value="0.02542499626103" calcext:value-type="float">
            <text:p>0.025</text:p>
          </table:table-cell>
          <table:table-cell table:style-name="ce4"/>
          <table:table-cell table:style-name="ce4" table:formula="of:=[.L61]/[.K61]" office:value-type="float" office:value="0.0679495488309486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0]; &quot;-SF-&quot;; [.C100]; &quot;-&quot;; [.D100])" office:value-type="string" office:string-value="tpch_q6-SF-1-non-vectorised" calcext:value-type="string">
            <text:p>tpch_q6-SF-1-non-vectorised</text:p>
          </table:table-cell>
          <table:table-cell table:style-name="ce4" table:formula="of:=[.H62]/[.K62]" office:value-type="float" office:value="7.60084626234133" calcext:value-type="float">
            <text:p>7.601</text:p>
          </table:table-cell>
          <table:table-cell table:style-name="ce4" table:formula="of:=[.I62]/[.K62]" office:value-type="float" office:value="2.84767277856135" calcext:value-type="float">
            <text:p>2.848</text:p>
          </table:table-cell>
          <table:table-cell table:style-name="ce4" table:formula="of:=[.J62]/[.K62]" office:value-type="float" office:value="0.575458392101551" calcext:value-type="float">
            <text:p>0.575</text:p>
          </table:table-cell>
          <table:table-cell table:style-name="ce4"/>
          <table:table-cell table:style-name="ce4" table:formula="of:=[.L62]/[.K62]" office:value-type="float" office:value="2.2031029619182" calcext:value-type="float">
            <text:p>2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1]; &quot;-SF-&quot;; [.C101]; &quot;-&quot;; [.D101])" office:value-type="string" office:string-value="tpch_q6-SF-1-vectorised" calcext:value-type="string">
            <text:p>tpch_q6-SF-1-vectorised</text:p>
          </table:table-cell>
          <table:table-cell table:style-name="ce4" table:formula="of:=[.H63]/[.K63]" office:value-type="float" office:value="6.69346733668342" calcext:value-type="float">
            <text:p>6.693</text:p>
          </table:table-cell>
          <table:table-cell table:style-name="ce4" table:formula="of:=[.I63]/[.K63]" office:value-type="float" office:value="2.55527638190955" calcext:value-type="float">
            <text:p>2.555</text:p>
          </table:table-cell>
          <table:table-cell table:style-name="ce4" table:formula="of:=[.J63]/[.K63]" office:value-type="float" office:value="0.537688442211055" calcext:value-type="float">
            <text:p>0.538</text:p>
          </table:table-cell>
          <table:table-cell table:style-name="ce4"/>
          <table:table-cell table:style-name="ce4" table:formula="of:=[.L63]/[.K63]" office:value-type="float" office:value="1.83417085427136" calcext:value-type="float">
            <text:p>1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2]; &quot;-SF-&quot;; [.C102]; &quot;-&quot;; [.D102])" office:value-type="string" office:string-value="tpch_q6-SF-10-non-vectorised" calcext:value-type="string">
            <text:p>tpch_q6-SF-10-non-vectorised</text:p>
          </table:table-cell>
          <table:table-cell table:style-name="ce4" table:formula="of:=[.H64]/[.K64]" office:value-type="float" office:value="1.45113605255954" calcext:value-type="float">
            <text:p>1.451</text:p>
          </table:table-cell>
          <table:table-cell table:style-name="ce4" table:formula="of:=[.I64]/[.K64]" office:value-type="float" office:value="0.554065151929921" calcext:value-type="float">
            <text:p>0.554</text:p>
          </table:table-cell>
          <table:table-cell table:style-name="ce4" table:formula="of:=[.J64]/[.K64]" office:value-type="float" office:value="0.110320284697509" calcext:value-type="float">
            <text:p>0.110</text:p>
          </table:table-cell>
          <table:table-cell table:style-name="ce4"/>
          <table:table-cell table:style-name="ce4" table:formula="of:=[.L64]/[.K64]" office:value-type="float" office:value="0.4013139885026" calcext:value-type="float">
            <text:p>0.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3]; &quot;-SF-&quot;; [.C103]; &quot;-&quot;; [.D103])" office:value-type="string" office:string-value="tpch_q6-SF-10-vectorised" calcext:value-type="string">
            <text:p>tpch_q6-SF-10-vectorised</text:p>
          </table:table-cell>
          <table:table-cell table:style-name="ce4" table:formula="of:=[.H65]/[.K65]" office:value-type="float" office:value="1.44630595990113" calcext:value-type="float">
            <text:p>1.446</text:p>
          </table:table-cell>
          <table:table-cell table:style-name="ce4" table:formula="of:=[.I65]/[.K65]" office:value-type="float" office:value="0.564405383136501" calcext:value-type="float">
            <text:p>0.564</text:p>
          </table:table-cell>
          <table:table-cell table:style-name="ce4" table:formula="of:=[.J65]/[.K65]" office:value-type="float" office:value="0.122768470200494" calcext:value-type="float">
            <text:p>0.123</text:p>
          </table:table-cell>
          <table:table-cell table:style-name="ce4"/>
          <table:table-cell table:style-name="ce4" table:formula="of:=[.L65]/[.K65]" office:value-type="float" office:value="0.410326833287558" calcext:value-type="float">
            <text:p>0.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4]; &quot;-SF-&quot;; [.C104]; &quot;-&quot;; [.D104])" office:value-type="string" office:string-value="tpch_q10-SF-1-non-vectorised" calcext:value-type="string">
            <text:p>tpch_q10-SF-1-non-vectorised</text:p>
          </table:table-cell>
          <table:table-cell table:style-name="ce4" table:formula="of:=[.H66]/[.K66]" office:value-type="float" office:value="1.03731483217701" calcext:value-type="float">
            <text:p>1.037</text:p>
          </table:table-cell>
          <table:table-cell table:style-name="ce4" table:formula="of:=[.I66]/[.K66]" office:value-type="float" office:value="0.397337333583349" calcext:value-type="float">
            <text:p>0.397</text:p>
          </table:table-cell>
          <table:table-cell table:style-name="ce4" table:formula="of:=[.J66]/[.K66]" office:value-type="float" office:value="0.169135570973186" calcext:value-type="float">
            <text:p>0.169</text:p>
          </table:table-cell>
          <table:table-cell table:style-name="ce4"/>
          <table:table-cell table:style-name="ce4" table:formula="of:=[.L66]/[.K66]" office:value-type="float" office:value="0.270766922932684" calcext:value-type="float">
            <text:p>0.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5]; &quot;-SF-&quot;; [.C105]; &quot;-&quot;; [.D105])" office:value-type="string" office:string-value="tpch_q10-SF-1-vectorised" calcext:value-type="string">
            <text:p>tpch_q10-SF-1-vectorised</text:p>
          </table:table-cell>
          <table:table-cell table:style-name="ce4" table:formula="of:=[.H67]/[.K67]" office:value-type="float" office:value="1.00252479711452" calcext:value-type="float">
            <text:p>1.003</text:p>
          </table:table-cell>
          <table:table-cell table:style-name="ce4" table:formula="of:=[.I67]/[.K67]" office:value-type="float" office:value="0.381244364292155" calcext:value-type="float">
            <text:p>0.381</text:p>
          </table:table-cell>
          <table:table-cell table:style-name="ce4" table:formula="of:=[.J67]/[.K67]" office:value-type="float" office:value="0.180162308385933" calcext:value-type="float">
            <text:p>0.180</text:p>
          </table:table-cell>
          <table:table-cell table:style-name="ce4"/>
          <table:table-cell table:style-name="ce4" table:formula="of:=[.L67]/[.K67]" office:value-type="float" office:value="0.260775473399459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6]; &quot;-SF-&quot;; [.C106]; &quot;-&quot;; [.D106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K68]" office:value-type="float" office:value="0.0976266769956689" calcext:value-type="float">
            <text:p>0.098</text:p>
          </table:table-cell>
          <table:table-cell table:style-name="ce4" table:formula="of:=[.I68]/[.K68]" office:value-type="float" office:value="0.0380471143350118" calcext:value-type="float">
            <text:p>0.038</text:p>
          </table:table-cell>
          <table:table-cell table:style-name="ce4" table:formula="of:=[.J68]/[.K68]" office:value-type="float" office:value="0.0161449346807986" calcext:value-type="float">
            <text:p>0.016</text:p>
          </table:table-cell>
          <table:table-cell table:style-name="ce4"/>
          <table:table-cell table:style-name="ce4" table:formula="of:=[.L68]/[.K68]" office:value-type="float" office:value="0.0370083453642734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7]; &quot;-SF-&quot;; [.C107]; &quot;-&quot;; [.D107])" office:value-type="string" office:string-value="tpch_q10-SF-10-vectorised" calcext:value-type="string">
            <text:p>tpch_q10-SF-10-vectorised</text:p>
          </table:table-cell>
          <table:table-cell table:style-name="ce4" table:formula="of:=[.H69]/[.K69]" office:value-type="float" office:value="0.111263266004793" calcext:value-type="float">
            <text:p>0.111</text:p>
          </table:table-cell>
          <table:table-cell table:style-name="ce4" table:formula="of:=[.I69]/[.K69]" office:value-type="float" office:value="0.0434782608695652" calcext:value-type="float">
            <text:p>0.043</text:p>
          </table:table-cell>
          <table:table-cell table:style-name="ce4" table:formula="of:=[.J69]/[.K69]" office:value-type="float" office:value="0.020923535453209" calcext:value-type="float">
            <text:p>0.021</text:p>
          </table:table-cell>
          <table:table-cell table:style-name="ce4"/>
          <table:table-cell table:style-name="ce4" table:formula="of:=[.L69]/[.K69]" office:value-type="float" office:value="0.0285156171335361" calcext:value-type="float">
            <text:p>0.0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1:07:59.053738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1:09:49.291406748</dc:date>
    <meta:editing-duration>PT1H52M12S</meta:editing-duration>
    <meta:editing-cycles>11</meta:editing-cycles>
    <meta:generator>LibreOffice/7.6.1.2$Linux_X86_64 LibreOffice_project/60$Build-2</meta:generator>
    <meta:document-statistic meta:table-count="1" meta:cell-count="1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192cm" style:legend-expansion="high" chart:style-name="ch3"/>
        <chart:plot-area chart:style-name="ch4" table:cell-range-address="main_method_benchmark_R440.G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K2:main_method_benchmark_R440.K69" chart:label-cell-address="main_method_benchmark_R440.K1:main_method_benchmark_R440.K1" chart:class="chart:bar">
            <chart:data-point chart:repeated="68"/>
          </chart:series>
          <chart:series chart:style-name="ch12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Execution-Time</text:p>
                <draw:g>
                  <svg:desc>main_method_benchmark_R440.K1:main_method_benchmark_R440.K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478.2">
                <text:p>478.2</text:p>
                <draw:g>
                  <svg:desc>main_method_benchmark_R440.H2:main_method_benchmark_R440.H69</svg:desc>
                </draw:g>
              </table:table-cell>
              <table:table-cell office:value-type="float" office:value="216.2">
                <text:p>216.2</text:p>
                <draw:g>
                  <svg:desc>main_method_benchmark_R440.I2:main_method_benchmark_R440.I69</svg:desc>
                </draw:g>
              </table:table-cell>
              <table:table-cell office:value-type="float" office:value="36.5">
                <text:p>36.5</text:p>
                <draw:g>
                  <svg:desc>main_method_benchmark_R440.J2:main_method_benchmark_R440.J69</svg:desc>
                </draw:g>
              </table:table-cell>
              <table:table-cell office:value-type="float" office:value="98.4">
                <text:p>98.4</text:p>
                <draw:g>
                  <svg:desc>main_method_benchmark_R440.K2:main_method_benchmark_R440.K69</svg:desc>
                </draw:g>
              </table:table-cell>
              <table:table-cell office:value-type="float" office:value="128.5">
                <text:p>128.5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2.4">
                <text:p>212.4</text:p>
              </table:table-cell>
              <table:table-cell office:value-type="float" office:value="36.7">
                <text:p>36.7</text:p>
              </table:table-cell>
              <table:table-cell office:value-type="float" office:value="109.8">
                <text:p>109.8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217.7">
                <text:p>217.7</text:p>
              </table:table-cell>
              <table:table-cell office:value-type="float" office:value="36.6">
                <text:p>36.6</text:p>
              </table:table-cell>
              <table:table-cell office:value-type="float" office:value="531.9">
                <text:p>531.9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216.9">
                <text:p>216.9</text:p>
              </table:table-cell>
              <table:table-cell office:value-type="float" office:value="36.9">
                <text:p>36.9</text:p>
              </table:table-cell>
              <table:table-cell office:value-type="float" office:value="547.5">
                <text:p>547.5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79.5">
                <text:p>479.5</text:p>
              </table:table-cell>
              <table:table-cell office:value-type="float" office:value="221.4">
                <text:p>221.4</text:p>
              </table:table-cell>
              <table:table-cell office:value-type="float" office:value="36.7">
                <text:p>36.7</text:p>
              </table:table-cell>
              <table:table-cell office:value-type="float" office:value="998.6">
                <text:p>998.6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84.4">
                <text:p>484.4</text:p>
              </table:table-cell>
              <table:table-cell office:value-type="float" office:value="225.2">
                <text:p>225.2</text:p>
              </table:table-cell>
              <table:table-cell office:value-type="float" office:value="37.1">
                <text:p>37.1</text:p>
              </table:table-cell>
              <table:table-cell office:value-type="float" office:value="984.8">
                <text:p>984.8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15.9">
                <text:p>215.9</text:p>
              </table:table-cell>
              <table:table-cell office:value-type="float" office:value="36.3">
                <text:p>36.3</text:p>
              </table:table-cell>
              <table:table-cell office:value-type="float" office:value="101.3">
                <text:p>101.3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3.8">
                <text:p>483.8</text:p>
              </table:table-cell>
              <table:table-cell office:value-type="float" office:value="215.5">
                <text:p>215.5</text:p>
              </table:table-cell>
              <table:table-cell office:value-type="float" office:value="36.9">
                <text:p>36.9</text:p>
              </table:table-cell>
              <table:table-cell office:value-type="float" office:value="116.2">
                <text:p>116.2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217.6">
                <text:p>217.6</text:p>
              </table:table-cell>
              <table:table-cell office:value-type="float" office:value="36.6">
                <text:p>36.6</text:p>
              </table:table-cell>
              <table:table-cell office:value-type="float" office:value="658.2">
                <text:p>658.2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18.2">
                <text:p>218.2</text:p>
              </table:table-cell>
              <table:table-cell office:value-type="float" office:value="36.9">
                <text:p>36.9</text:p>
              </table:table-cell>
              <table:table-cell office:value-type="float" office:value="575.2">
                <text:p>575.2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81.6">
                <text:p>481.6</text:p>
              </table:table-cell>
              <table:table-cell office:value-type="float" office:value="219.7">
                <text:p>219.7</text:p>
              </table:table-cell>
              <table:table-cell office:value-type="float" office:value="36.7">
                <text:p>36.7</text:p>
              </table:table-cell>
              <table:table-cell office:value-type="float" office:value="1267.2">
                <text:p>1267.2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223.4">
                <text:p>223.4</text:p>
              </table:table-cell>
              <table:table-cell office:value-type="float" office:value="37.1">
                <text:p>37.1</text:p>
              </table:table-cell>
              <table:table-cell office:value-type="float" office:value="1060.3">
                <text:p>1060.3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77.2">
                <text:p>477.2</text:p>
              </table:table-cell>
              <table:table-cell office:value-type="float" office:value="212.6">
                <text:p>212.6</text:p>
              </table:table-cell>
              <table:table-cell office:value-type="float" office:value="36.5">
                <text:p>36.5</text:p>
              </table:table-cell>
              <table:table-cell office:value-type="float" office:value="116.7">
                <text:p>116.7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4">
                <text:p>214</text:p>
              </table:table-cell>
              <table:table-cell office:value-type="float" office:value="36.8">
                <text:p>36.8</text:p>
              </table:table-cell>
              <table:table-cell office:value-type="float" office:value="130.2">
                <text:p>130.2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5.9">
                <text:p>485.9</text:p>
              </table:table-cell>
              <table:table-cell office:value-type="float" office:value="221.4">
                <text:p>221.4</text:p>
              </table:table-cell>
              <table:table-cell office:value-type="float" office:value="36.3">
                <text:p>36.3</text:p>
              </table:table-cell>
              <table:table-cell office:value-type="float" office:value="848.1">
                <text:p>848.1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219.2">
                <text:p>219.2</text:p>
              </table:table-cell>
              <table:table-cell office:value-type="float" office:value="37">
                <text:p>37</text:p>
              </table:table-cell>
              <table:table-cell office:value-type="float" office:value="900.2">
                <text:p>900.2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86.8">
                <text:p>486.8</text:p>
              </table:table-cell>
              <table:table-cell office:value-type="float" office:value="221.8">
                <text:p>221.8</text:p>
              </table:table-cell>
              <table:table-cell office:value-type="float" office:value="36.4">
                <text:p>36.4</text:p>
              </table:table-cell>
              <table:table-cell office:value-type="float" office:value="1617.3">
                <text:p>1617.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75.1">
                <text:p>475.1</text:p>
              </table:table-cell>
              <table:table-cell office:value-type="float" office:value="220.4">
                <text:p>220.4</text:p>
              </table:table-cell>
              <table:table-cell office:value-type="float" office:value="36.7">
                <text:p>36.7</text:p>
              </table:table-cell>
              <table:table-cell office:value-type="float" office:value="1715">
                <text:p>1715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7.9">
                <text:p>477.9</text:p>
              </table:table-cell>
              <table:table-cell office:value-type="float" office:value="213.7">
                <text:p>213.7</text:p>
              </table:table-cell>
              <table:table-cell office:value-type="float" office:value="48.5">
                <text:p>48.5</text:p>
              </table:table-cell>
              <table:table-cell office:value-type="float" office:value="198.9">
                <text:p>198.9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83.6">
                <text:p>483.6</text:p>
              </table:table-cell>
              <table:table-cell office:value-type="float" office:value="215.1">
                <text:p>215.1</text:p>
              </table:table-cell>
              <table:table-cell office:value-type="float" office:value="51.6">
                <text:p>51.6</text:p>
              </table:table-cell>
              <table:table-cell office:value-type="float" office:value="214.4">
                <text:p>214.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3">
                <text:p>219.3</text:p>
              </table:table-cell>
              <table:table-cell office:value-type="float" office:value="48.3">
                <text:p>48.3</text:p>
              </table:table-cell>
              <table:table-cell office:value-type="float" office:value="1636.2">
                <text:p>1636.2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73.8">
                <text:p>473.8</text:p>
              </table:table-cell>
              <table:table-cell office:value-type="float" office:value="216.3">
                <text:p>216.3</text:p>
              </table:table-cell>
              <table:table-cell office:value-type="float" office:value="50.9">
                <text:p>50.9</text:p>
              </table:table-cell>
              <table:table-cell office:value-type="float" office:value="1706">
                <text:p>1706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221.4">
                <text:p>221.4</text:p>
              </table:table-cell>
              <table:table-cell office:value-type="float" office:value="49">
                <text:p>49</text:p>
              </table:table-cell>
              <table:table-cell office:value-type="float" office:value="3681">
                <text:p>3681</text:p>
              </table:table-cell>
              <table:table-cell office:value-type="float" office:value="126.400000000001">
                <text:p>126.400000000001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221.5">
                <text:p>221.5</text:p>
              </table:table-cell>
              <table:table-cell office:value-type="float" office:value="51.5">
                <text:p>51.5</text:p>
              </table:table-cell>
              <table:table-cell office:value-type="float" office:value="3358.8">
                <text:p>3358.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77.1">
                <text:p>477.1</text:p>
              </table:table-cell>
              <table:table-cell office:value-type="float" office:value="213.7">
                <text:p>213.7</text:p>
              </table:table-cell>
              <table:table-cell office:value-type="float" office:value="49">
                <text:p>49</text:p>
              </table:table-cell>
              <table:table-cell office:value-type="float" office:value="414.3">
                <text:p>414.3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5.5">
                <text:p>475.5</text:p>
              </table:table-cell>
              <table:table-cell office:value-type="float" office:value="213.7">
                <text:p>213.7</text:p>
              </table:table-cell>
              <table:table-cell office:value-type="float" office:value="50.6">
                <text:p>50.6</text:p>
              </table:table-cell>
              <table:table-cell office:value-type="float" office:value="467.6">
                <text:p>467.6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76.9">
                <text:p>476.9</text:p>
              </table:table-cell>
              <table:table-cell office:value-type="float" office:value="220.4">
                <text:p>220.4</text:p>
              </table:table-cell>
              <table:table-cell office:value-type="float" office:value="49.7">
                <text:p>49.7</text:p>
              </table:table-cell>
              <table:table-cell office:value-type="float" office:value="3636">
                <text:p>3636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219.8">
                <text:p>219.8</text:p>
              </table:table-cell>
              <table:table-cell office:value-type="float" office:value="52.2">
                <text:p>52.2</text:p>
              </table:table-cell>
              <table:table-cell office:value-type="float" office:value="4173.8">
                <text:p>4173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90.6">
                <text:p>490.6</text:p>
              </table:table-cell>
              <table:table-cell office:value-type="float" office:value="224.1">
                <text:p>224.1</text:p>
              </table:table-cell>
              <table:table-cell office:value-type="float" office:value="49.6">
                <text:p>49.6</text:p>
              </table:table-cell>
              <table:table-cell office:value-type="float" office:value="9081.1">
                <text:p>9081.1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3">
                <text:p>220.3</text:p>
              </table:table-cell>
              <table:table-cell office:value-type="float" office:value="51">
                <text:p>51</text:p>
              </table:table-cell>
              <table:table-cell office:value-type="float" office:value="9783.1">
                <text:p>9783.1</text:p>
              </table:table-cell>
              <table:table-cell office:value-type="float" office:value="126.599999999999">
                <text:p>126.5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4.3">
                <text:p>484.3</text:p>
              </table:table-cell>
              <table:table-cell office:value-type="float" office:value="213.4">
                <text:p>213.4</text:p>
              </table:table-cell>
              <table:table-cell office:value-type="float" office:value="48.5">
                <text:p>48.5</text:p>
              </table:table-cell>
              <table:table-cell office:value-type="float" office:value="764.2">
                <text:p>764.2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215.7">
                <text:p>215.7</text:p>
              </table:table-cell>
              <table:table-cell office:value-type="float" office:value="51.6">
                <text:p>51.6</text:p>
              </table:table-cell>
              <table:table-cell office:value-type="float" office:value="742.3">
                <text:p>742.3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78.3">
                <text:p>478.3</text:p>
              </table:table-cell>
              <table:table-cell office:value-type="float" office:value="218.9">
                <text:p>218.9</text:p>
              </table:table-cell>
              <table:table-cell office:value-type="float" office:value="48.8">
                <text:p>48.8</text:p>
              </table:table-cell>
              <table:table-cell office:value-type="float" office:value="7211.3">
                <text:p>7211.3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76.4">
                <text:p>476.4</text:p>
              </table:table-cell>
              <table:table-cell office:value-type="float" office:value="219.1">
                <text:p>219.1</text:p>
              </table:table-cell>
              <table:table-cell office:value-type="float" office:value="50.8">
                <text:p>50.8</text:p>
              </table:table-cell>
              <table:table-cell office:value-type="float" office:value="6942.2">
                <text:p>6942.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3">
                <text:p>483</text:p>
              </table:table-cell>
              <table:table-cell office:value-type="float" office:value="225.3">
                <text:p>225.3</text:p>
              </table:table-cell>
              <table:table-cell office:value-type="float" office:value="48.7">
                <text:p>48.7</text:p>
              </table:table-cell>
              <table:table-cell office:value-type="float" office:value="13685">
                <text:p>13685</text:p>
              </table:table-cell>
              <table:table-cell office:value-type="float" office:value="132.700000000001">
                <text:p>132.70000000000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6.2">
                <text:p>476.2</text:p>
              </table:table-cell>
              <table:table-cell office:value-type="float" office:value="222.8">
                <text:p>222.8</text:p>
              </table:table-cell>
              <table:table-cell office:value-type="float" office:value="51.3">
                <text:p>51.3</text:p>
              </table:table-cell>
              <table:table-cell office:value-type="float" office:value="13723.3">
                <text:p>13723.3</text:p>
              </table:table-cell>
              <table:table-cell office:value-type="float" office:value="124.100000000002">
                <text:p>124.100000000002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215.7">
                <text:p>215.7</text:p>
              </table:table-cell>
              <table:table-cell office:value-type="float" office:value="48.9">
                <text:p>48.9</text:p>
              </table:table-cell>
              <table:table-cell office:value-type="float" office:value="1103.6">
                <text:p>1103.6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78">
                <text:p>478</text:p>
              </table:table-cell>
              <table:table-cell office:value-type="float" office:value="212.8">
                <text:p>212.8</text:p>
              </table:table-cell>
              <table:table-cell office:value-type="float" office:value="50.3">
                <text:p>50.3</text:p>
              </table:table-cell>
              <table:table-cell office:value-type="float" office:value="1119.3">
                <text:p>1119.3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81.7">
                <text:p>481.7</text:p>
              </table:table-cell>
              <table:table-cell office:value-type="float" office:value="222">
                <text:p>222</text:p>
              </table:table-cell>
              <table:table-cell office:value-type="float" office:value="49.1">
                <text:p>49.1</text:p>
              </table:table-cell>
              <table:table-cell office:value-type="float" office:value="9014.2">
                <text:p>9014.2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7.4">
                <text:p>477.4</text:p>
              </table:table-cell>
              <table:table-cell office:value-type="float" office:value="220.1">
                <text:p>220.1</text:p>
              </table:table-cell>
              <table:table-cell office:value-type="float" office:value="51.3">
                <text:p>51.3</text:p>
              </table:table-cell>
              <table:table-cell office:value-type="float" office:value="9501.6">
                <text:p>9501.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20.6">
                <text:p>220.6</text:p>
              </table:table-cell>
              <table:table-cell office:value-type="float" office:value="48.9">
                <text:p>48.9</text:p>
              </table:table-cell>
              <table:table-cell office:value-type="float" office:value="18083.3">
                <text:p>18083.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80">
                <text:p>480</text:p>
              </table:table-cell>
              <table:table-cell office:value-type="float" office:value="222.3">
                <text:p>222.3</text:p>
              </table:table-cell>
              <table:table-cell office:value-type="float" office:value="50.7">
                <text:p>50.7</text:p>
              </table:table-cell>
              <table:table-cell office:value-type="float" office:value="18795.4">
                <text:p>18795.4</text:p>
              </table:table-cell>
              <table:table-cell office:value-type="float" office:value="134.599999999999">
                <text:p>134.599999999999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75">
                <text:p>475</text:p>
              </table:table-cell>
              <table:table-cell office:value-type="float" office:value="213.3">
                <text:p>213.3</text:p>
              </table:table-cell>
              <table:table-cell office:value-type="float" office:value="48.5">
                <text:p>48.5</text:p>
              </table:table-cell>
              <table:table-cell office:value-type="float" office:value="2604">
                <text:p>260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218">
                <text:p>218</text:p>
              </table:table-cell>
              <table:table-cell office:value-type="float" office:value="52">
                <text:p>52</text:p>
              </table:table-cell>
              <table:table-cell office:value-type="float" office:value="2749.4">
                <text:p>2749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1">
                <text:p>219.1</text:p>
              </table:table-cell>
              <table:table-cell office:value-type="float" office:value="48.2">
                <text:p>48.2</text:p>
              </table:table-cell>
              <table:table-cell office:value-type="float" office:value="25056">
                <text:p>25056</text:p>
              </table:table-cell>
              <table:table-cell office:value-type="float" office:value="134.100000000002">
                <text:p>134.100000000002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216.3">
                <text:p>216.3</text:p>
              </table:table-cell>
              <table:table-cell office:value-type="float" office:value="50.6">
                <text:p>50.6</text:p>
              </table:table-cell>
              <table:table-cell office:value-type="float" office:value="25863.2">
                <text:p>25863.2</text:p>
              </table:table-cell>
              <table:table-cell office:value-type="float" office:value="131.700000000001">
                <text:p>131.700000000001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226.6">
                <text:p>226.6</text:p>
              </table:table-cell>
              <table:table-cell office:value-type="float" office:value="48.8">
                <text:p>48.8</text:p>
              </table:table-cell>
              <table:table-cell office:value-type="float" office:value="49387.7">
                <text:p>49387.7</text:p>
              </table:table-cell>
              <table:table-cell office:value-type="float" office:value="132.200000000004">
                <text:p>132.200000000004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222">
                <text:p>222</text:p>
              </table:table-cell>
              <table:table-cell office:value-type="float" office:value="50.9">
                <text:p>50.9</text:p>
              </table:table-cell>
              <table:table-cell office:value-type="float" office:value="52882.8">
                <text:p>52882.8</text:p>
              </table:table-cell>
              <table:table-cell office:value-type="float" office:value="129.599999999999">
                <text:p>129.599999999999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2">
                <text:p>220.2</text:p>
              </table:table-cell>
              <table:table-cell office:value-type="float" office:value="59.6">
                <text:p>59.6</text:p>
              </table:table-cell>
              <table:table-cell office:value-type="float" office:value="2204.2">
                <text:p>2204.2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.7">
                <text:p>471.7</text:p>
              </table:table-cell>
              <table:table-cell office:value-type="float" office:value="216.8">
                <text:p>216.8</text:p>
              </table:table-cell>
              <table:table-cell office:value-type="float" office:value="62.2">
                <text:p>62.2</text:p>
              </table:table-cell>
              <table:table-cell office:value-type="float" office:value="1775.7">
                <text:p>1775.7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22.2">
                <text:p>222.2</text:p>
              </table:table-cell>
              <table:table-cell office:value-type="float" office:value="60">
                <text:p>60</text:p>
              </table:table-cell>
              <table:table-cell office:value-type="float" office:value="24223.3">
                <text:p>24223.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67.3">
                <text:p>467.3</text:p>
              </table:table-cell>
              <table:table-cell office:value-type="float" office:value="218.7">
                <text:p>218.7</text:p>
              </table:table-cell>
              <table:table-cell office:value-type="float" office:value="62.3">
                <text:p>62.3</text:p>
              </table:table-cell>
              <table:table-cell office:value-type="float" office:value="20070.1">
                <text:p>20070.1</text:p>
              </table:table-cell>
              <table:table-cell office:value-type="float" office:value="155.800000000003">
                <text:p>155.800000000003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0.2">
                <text:p>530.2</text:p>
              </table:table-cell>
              <table:table-cell office:value-type="float" office:value="203.9">
                <text:p>203.9</text:p>
              </table:table-cell>
              <table:table-cell office:value-type="float" office:value="58.5">
                <text:p>58.5</text:p>
              </table:table-cell>
              <table:table-cell office:value-type="float" office:value="256.8">
                <text:p>256.8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1.5">
                <text:p>531.5</text:p>
              </table:table-cell>
              <table:table-cell office:value-type="float" office:value="206.6">
                <text:p>206.6</text:p>
              </table:table-cell>
              <table:table-cell office:value-type="float" office:value="65.8">
                <text:p>65.8</text:p>
              </table:table-cell>
              <table:table-cell office:value-type="float" office:value="376.4">
                <text:p>376.4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4.6">
                <text:p>534.6</text:p>
              </table:table-cell>
              <table:table-cell office:value-type="float" office:value="204.8">
                <text:p>204.8</text:p>
              </table:table-cell>
              <table:table-cell office:value-type="float" office:value="56.8">
                <text:p>56.8</text:p>
              </table:table-cell>
              <table:table-cell office:value-type="float" office:value="2109.3">
                <text:p>2109.3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7.6">
                <text:p>527.6</text:p>
              </table:table-cell>
              <table:table-cell office:value-type="float" office:value="204.5">
                <text:p>204.5</text:p>
              </table:table-cell>
              <table:table-cell office:value-type="float" office:value="63.3">
                <text:p>63.3</text:p>
              </table:table-cell>
              <table:table-cell office:value-type="float" office:value="2969.1">
                <text:p>2969.1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6">
                <text:p>630.6</text:p>
              </table:table-cell>
              <table:table-cell office:value-type="float" office:value="193.1">
                <text:p>193.1</text:p>
              </table:table-cell>
              <table:table-cell office:value-type="float" office:value="43.7">
                <text:p>43.7</text:p>
              </table:table-cell>
              <table:table-cell office:value-type="float" office:value="207.8">
                <text:p>207.8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3.8">
                <text:p>633.8</text:p>
              </table:table-cell>
              <table:table-cell office:value-type="float" office:value="193">
                <text:p>193</text:p>
              </table:table-cell>
              <table:table-cell office:value-type="float" office:value="51.7">
                <text:p>51.7</text:p>
              </table:table-cell>
              <table:table-cell office:value-type="float" office:value="279.6">
                <text:p>279.6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35.1">
                <text:p>635.1</text:p>
              </table:table-cell>
              <table:table-cell office:value-type="float" office:value="193.3">
                <text:p>193.3</text:p>
              </table:table-cell>
              <table:table-cell office:value-type="float" office:value="42.4">
                <text:p>42.4</text:p>
              </table:table-cell>
              <table:table-cell office:value-type="float" office:value="2007.2">
                <text:p>2007.2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27.6">
                <text:p>627.6</text:p>
              </table:table-cell>
              <table:table-cell office:value-type="float" office:value="192.1">
                <text:p>192.1</text:p>
              </table:table-cell>
              <table:table-cell office:value-type="float" office:value="51">
                <text:p>51</text:p>
              </table:table-cell>
              <table:table-cell office:value-type="float" office:value="2005.9">
                <text:p>2005.9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8.9">
                <text:p>538.9</text:p>
              </table:table-cell>
              <table:table-cell office:value-type="float" office:value="201.9">
                <text:p>201.9</text:p>
              </table:table-cell>
              <table:table-cell office:value-type="float" office:value="40.8">
                <text:p>40.8</text:p>
              </table:table-cell>
              <table:table-cell office:value-type="float" office:value="70.9">
                <text:p>70.9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32.8">
                <text:p>532.8</text:p>
              </table:table-cell>
              <table:table-cell office:value-type="float" office:value="203.4">
                <text:p>203.4</text:p>
              </table:table-cell>
              <table:table-cell office:value-type="float" office:value="42.8">
                <text:p>42.8</text:p>
              </table:table-cell>
              <table:table-cell office:value-type="float" office:value="79.6">
                <text:p>79.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30.1">
                <text:p>530.1</text:p>
              </table:table-cell>
              <table:table-cell office:value-type="float" office:value="202.4">
                <text:p>202.4</text:p>
              </table:table-cell>
              <table:table-cell office:value-type="float" office:value="40.3">
                <text:p>40.3</text:p>
              </table:table-cell>
              <table:table-cell office:value-type="float" office:value="365.3">
                <text:p>365.3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6.6">
                <text:p>526.6</text:p>
              </table:table-cell>
              <table:table-cell office:value-type="float" office:value="205.5">
                <text:p>205.5</text:p>
              </table:table-cell>
              <table:table-cell office:value-type="float" office:value="44.7">
                <text:p>44.7</text:p>
              </table:table-cell>
              <table:table-cell office:value-type="float" office:value="364.1">
                <text:p>364.1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53.2">
                <text:p>553.2</text:p>
              </table:table-cell>
              <table:table-cell office:value-type="float" office:value="211.9">
                <text:p>211.9</text:p>
              </table:table-cell>
              <table:table-cell office:value-type="float" office:value="90.2">
                <text:p>90.2</text:p>
              </table:table-cell>
              <table:table-cell office:value-type="float" office:value="533.3">
                <text:p>533.3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5.9">
                <text:p>555.9</text:p>
              </table:table-cell>
              <table:table-cell office:value-type="float" office:value="211.4">
                <text:p>211.4</text:p>
              </table:table-cell>
              <table:table-cell office:value-type="float" office:value="99.9">
                <text:p>99.9</text:p>
              </table:table-cell>
              <table:table-cell office:value-type="float" office:value="554.5">
                <text:p>554.5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.5">
                <text:p>554.5</text:p>
              </table:table-cell>
              <table:table-cell office:value-type="float" office:value="216.1">
                <text:p>216.1</text:p>
              </table:table-cell>
              <table:table-cell office:value-type="float" office:value="91.7">
                <text:p>91.7</text:p>
              </table:table-cell>
              <table:table-cell office:value-type="float" office:value="5679.8">
                <text:p>5679.8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2.5">
                <text:p>552.5</text:p>
              </table:table-cell>
              <table:table-cell office:value-type="float" office:value="215.9">
                <text:p>215.9</text:p>
              </table:table-cell>
              <table:table-cell office:value-type="float" office:value="103.9">
                <text:p>103.9</text:p>
              </table:table-cell>
              <table:table-cell office:value-type="float" office:value="4965.7">
                <text:p>4965.7</text:p>
              </table:table-cell>
              <table:table-cell office:value-type="float" office:value="141.6">
                <text:p>14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441cm" style:legend-expansion="high" chart:style-name="ch3"/>
        <chart:plot-area chart:style-name="ch4" table:cell-range-address="main_method_benchmark_R440.G2:main_method_benchmark_R440.J69 main_method_benchmark_R440.G1:main_method_benchmark_R440.J1 main_method_benchmark_R440.L1:main_method_benchmark_R440.L69" chart:data-source-has-labels="both" svg:x="1.076cm" svg:y="1.993cm" svg:width="47.735cm" svg:height="24.442cm">
          <chart:coordinate-region svg:x="4.853cm" svg:y="2.193cm" svg:width="43.958cm" svg:height="18.323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478.2">
                <text:p>478.2</text:p>
                <draw:g>
                  <svg:desc>main_method_benchmark_R440.H2:main_method_benchmark_R440.H69</svg:desc>
                </draw:g>
              </table:table-cell>
              <table:table-cell office:value-type="float" office:value="216.2">
                <text:p>216.2</text:p>
                <draw:g>
                  <svg:desc>main_method_benchmark_R440.I2:main_method_benchmark_R440.I69</svg:desc>
                </draw:g>
              </table:table-cell>
              <table:table-cell office:value-type="float" office:value="36.5">
                <text:p>36.5</text:p>
                <draw:g>
                  <svg:desc>main_method_benchmark_R440.J2:main_method_benchmark_R440.J69</svg:desc>
                </draw:g>
              </table:table-cell>
              <table:table-cell office:value-type="float" office:value="128.5">
                <text:p>128.5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2.4">
                <text:p>212.4</text:p>
              </table:table-cell>
              <table:table-cell office:value-type="float" office:value="36.7">
                <text:p>36.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217.7">
                <text:p>217.7</text:p>
              </table:table-cell>
              <table:table-cell office:value-type="float" office:value="36.6">
                <text:p>36.6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216.9">
                <text:p>216.9</text:p>
              </table:table-cell>
              <table:table-cell office:value-type="float" office:value="36.9">
                <text:p>36.9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79.5">
                <text:p>479.5</text:p>
              </table:table-cell>
              <table:table-cell office:value-type="float" office:value="221.4">
                <text:p>221.4</text:p>
              </table:table-cell>
              <table:table-cell office:value-type="float" office:value="36.7">
                <text:p>36.7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84.4">
                <text:p>484.4</text:p>
              </table:table-cell>
              <table:table-cell office:value-type="float" office:value="225.2">
                <text:p>225.2</text:p>
              </table:table-cell>
              <table:table-cell office:value-type="float" office:value="37.1">
                <text:p>37.1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15.9">
                <text:p>215.9</text:p>
              </table:table-cell>
              <table:table-cell office:value-type="float" office:value="36.3">
                <text:p>36.3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3.8">
                <text:p>483.8</text:p>
              </table:table-cell>
              <table:table-cell office:value-type="float" office:value="215.5">
                <text:p>215.5</text:p>
              </table:table-cell>
              <table:table-cell office:value-type="float" office:value="36.9">
                <text:p>36.9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217.6">
                <text:p>217.6</text:p>
              </table:table-cell>
              <table:table-cell office:value-type="float" office:value="36.6">
                <text:p>36.6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18.2">
                <text:p>218.2</text:p>
              </table:table-cell>
              <table:table-cell office:value-type="float" office:value="36.9">
                <text:p>36.9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81.6">
                <text:p>481.6</text:p>
              </table:table-cell>
              <table:table-cell office:value-type="float" office:value="219.7">
                <text:p>219.7</text:p>
              </table:table-cell>
              <table:table-cell office:value-type="float" office:value="36.7">
                <text:p>36.7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223.4">
                <text:p>223.4</text:p>
              </table:table-cell>
              <table:table-cell office:value-type="float" office:value="37.1">
                <text:p>37.1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77.2">
                <text:p>477.2</text:p>
              </table:table-cell>
              <table:table-cell office:value-type="float" office:value="212.6">
                <text:p>212.6</text:p>
              </table:table-cell>
              <table:table-cell office:value-type="float" office:value="36.5">
                <text:p>36.5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4">
                <text:p>214</text:p>
              </table:table-cell>
              <table:table-cell office:value-type="float" office:value="36.8">
                <text:p>36.8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5.9">
                <text:p>485.9</text:p>
              </table:table-cell>
              <table:table-cell office:value-type="float" office:value="221.4">
                <text:p>221.4</text:p>
              </table:table-cell>
              <table:table-cell office:value-type="float" office:value="36.3">
                <text:p>36.3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219.2">
                <text:p>219.2</text:p>
              </table:table-cell>
              <table:table-cell office:value-type="float" office:value="37">
                <text:p>37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86.8">
                <text:p>486.8</text:p>
              </table:table-cell>
              <table:table-cell office:value-type="float" office:value="221.8">
                <text:p>221.8</text:p>
              </table:table-cell>
              <table:table-cell office:value-type="float" office:value="36.4">
                <text:p>36.4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75.1">
                <text:p>475.1</text:p>
              </table:table-cell>
              <table:table-cell office:value-type="float" office:value="220.4">
                <text:p>220.4</text:p>
              </table:table-cell>
              <table:table-cell office:value-type="float" office:value="36.7">
                <text:p>36.7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7.9">
                <text:p>477.9</text:p>
              </table:table-cell>
              <table:table-cell office:value-type="float" office:value="213.7">
                <text:p>213.7</text:p>
              </table:table-cell>
              <table:table-cell office:value-type="float" office:value="48.5">
                <text:p>48.5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83.6">
                <text:p>483.6</text:p>
              </table:table-cell>
              <table:table-cell office:value-type="float" office:value="215.1">
                <text:p>215.1</text:p>
              </table:table-cell>
              <table:table-cell office:value-type="float" office:value="51.6">
                <text:p>5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3">
                <text:p>219.3</text:p>
              </table:table-cell>
              <table:table-cell office:value-type="float" office:value="48.3">
                <text:p>48.3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73.8">
                <text:p>473.8</text:p>
              </table:table-cell>
              <table:table-cell office:value-type="float" office:value="216.3">
                <text:p>216.3</text:p>
              </table:table-cell>
              <table:table-cell office:value-type="float" office:value="50.9">
                <text:p>50.9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221.4">
                <text:p>221.4</text:p>
              </table:table-cell>
              <table:table-cell office:value-type="float" office:value="49">
                <text:p>49</text:p>
              </table:table-cell>
              <table:table-cell office:value-type="float" office:value="126.400000000001">
                <text:p>126.400000000001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221.5">
                <text:p>221.5</text:p>
              </table:table-cell>
              <table:table-cell office:value-type="float" office:value="51.5">
                <text:p>51.5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77.1">
                <text:p>477.1</text:p>
              </table:table-cell>
              <table:table-cell office:value-type="float" office:value="213.7">
                <text:p>213.7</text:p>
              </table:table-cell>
              <table:table-cell office:value-type="float" office:value="49">
                <text:p>49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5.5">
                <text:p>475.5</text:p>
              </table:table-cell>
              <table:table-cell office:value-type="float" office:value="213.7">
                <text:p>213.7</text:p>
              </table:table-cell>
              <table:table-cell office:value-type="float" office:value="50.6">
                <text:p>50.6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76.9">
                <text:p>476.9</text:p>
              </table:table-cell>
              <table:table-cell office:value-type="float" office:value="220.4">
                <text:p>220.4</text:p>
              </table:table-cell>
              <table:table-cell office:value-type="float" office:value="49.7">
                <text:p>49.7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219.8">
                <text:p>219.8</text:p>
              </table:table-cell>
              <table:table-cell office:value-type="float" office:value="52.2">
                <text:p>52.2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90.6">
                <text:p>490.6</text:p>
              </table:table-cell>
              <table:table-cell office:value-type="float" office:value="224.1">
                <text:p>224.1</text:p>
              </table:table-cell>
              <table:table-cell office:value-type="float" office:value="49.6">
                <text:p>49.6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3">
                <text:p>220.3</text:p>
              </table:table-cell>
              <table:table-cell office:value-type="float" office:value="51">
                <text:p>51</text:p>
              </table:table-cell>
              <table:table-cell office:value-type="float" office:value="126.599999999999">
                <text:p>126.5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4.3">
                <text:p>484.3</text:p>
              </table:table-cell>
              <table:table-cell office:value-type="float" office:value="213.4">
                <text:p>213.4</text:p>
              </table:table-cell>
              <table:table-cell office:value-type="float" office:value="48.5">
                <text:p>48.5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215.7">
                <text:p>215.7</text:p>
              </table:table-cell>
              <table:table-cell office:value-type="float" office:value="51.6">
                <text:p>51.6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78.3">
                <text:p>478.3</text:p>
              </table:table-cell>
              <table:table-cell office:value-type="float" office:value="218.9">
                <text:p>218.9</text:p>
              </table:table-cell>
              <table:table-cell office:value-type="float" office:value="48.8">
                <text:p>48.8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76.4">
                <text:p>476.4</text:p>
              </table:table-cell>
              <table:table-cell office:value-type="float" office:value="219.1">
                <text:p>219.1</text:p>
              </table:table-cell>
              <table:table-cell office:value-type="float" office:value="50.8">
                <text:p>50.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3">
                <text:p>483</text:p>
              </table:table-cell>
              <table:table-cell office:value-type="float" office:value="225.3">
                <text:p>225.3</text:p>
              </table:table-cell>
              <table:table-cell office:value-type="float" office:value="48.7">
                <text:p>48.7</text:p>
              </table:table-cell>
              <table:table-cell office:value-type="float" office:value="132.700000000001">
                <text:p>132.70000000000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6.2">
                <text:p>476.2</text:p>
              </table:table-cell>
              <table:table-cell office:value-type="float" office:value="222.8">
                <text:p>222.8</text:p>
              </table:table-cell>
              <table:table-cell office:value-type="float" office:value="51.3">
                <text:p>51.3</text:p>
              </table:table-cell>
              <table:table-cell office:value-type="float" office:value="124.100000000002">
                <text:p>124.100000000002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215.7">
                <text:p>215.7</text:p>
              </table:table-cell>
              <table:table-cell office:value-type="float" office:value="48.9">
                <text:p>48.9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78">
                <text:p>478</text:p>
              </table:table-cell>
              <table:table-cell office:value-type="float" office:value="212.8">
                <text:p>212.8</text:p>
              </table:table-cell>
              <table:table-cell office:value-type="float" office:value="50.3">
                <text:p>50.3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81.7">
                <text:p>481.7</text:p>
              </table:table-cell>
              <table:table-cell office:value-type="float" office:value="222">
                <text:p>222</text:p>
              </table:table-cell>
              <table:table-cell office:value-type="float" office:value="49.1">
                <text:p>49.1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7.4">
                <text:p>477.4</text:p>
              </table:table-cell>
              <table:table-cell office:value-type="float" office:value="220.1">
                <text:p>220.1</text:p>
              </table:table-cell>
              <table:table-cell office:value-type="float" office:value="51.3">
                <text:p>51.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20.6">
                <text:p>220.6</text:p>
              </table:table-cell>
              <table:table-cell office:value-type="float" office:value="48.9">
                <text:p>48.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80">
                <text:p>480</text:p>
              </table:table-cell>
              <table:table-cell office:value-type="float" office:value="222.3">
                <text:p>222.3</text:p>
              </table:table-cell>
              <table:table-cell office:value-type="float" office:value="50.7">
                <text:p>50.7</text:p>
              </table:table-cell>
              <table:table-cell office:value-type="float" office:value="134.599999999999">
                <text:p>134.599999999999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75">
                <text:p>475</text:p>
              </table:table-cell>
              <table:table-cell office:value-type="float" office:value="213.3">
                <text:p>213.3</text:p>
              </table:table-cell>
              <table:table-cell office:value-type="float" office:value="48.5">
                <text:p>48.5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218">
                <text:p>218</text:p>
              </table:table-cell>
              <table:table-cell office:value-type="float" office:value="52">
                <text:p>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1">
                <text:p>219.1</text:p>
              </table:table-cell>
              <table:table-cell office:value-type="float" office:value="48.2">
                <text:p>48.2</text:p>
              </table:table-cell>
              <table:table-cell office:value-type="float" office:value="134.100000000002">
                <text:p>134.100000000002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216.3">
                <text:p>216.3</text:p>
              </table:table-cell>
              <table:table-cell office:value-type="float" office:value="50.6">
                <text:p>50.6</text:p>
              </table:table-cell>
              <table:table-cell office:value-type="float" office:value="131.700000000001">
                <text:p>131.700000000001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226.6">
                <text:p>226.6</text:p>
              </table:table-cell>
              <table:table-cell office:value-type="float" office:value="48.8">
                <text:p>48.8</text:p>
              </table:table-cell>
              <table:table-cell office:value-type="float" office:value="132.200000000004">
                <text:p>132.200000000004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222">
                <text:p>222</text:p>
              </table:table-cell>
              <table:table-cell office:value-type="float" office:value="50.9">
                <text:p>50.9</text:p>
              </table:table-cell>
              <table:table-cell office:value-type="float" office:value="129.599999999999">
                <text:p>129.599999999999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2">
                <text:p>220.2</text:p>
              </table:table-cell>
              <table:table-cell office:value-type="float" office:value="59.6">
                <text:p>59.6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.7">
                <text:p>471.7</text:p>
              </table:table-cell>
              <table:table-cell office:value-type="float" office:value="216.8">
                <text:p>216.8</text:p>
              </table:table-cell>
              <table:table-cell office:value-type="float" office:value="62.2">
                <text:p>62.2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22.2">
                <text:p>222.2</text:p>
              </table:table-cell>
              <table:table-cell office:value-type="float" office:value="60">
                <text:p>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67.3">
                <text:p>467.3</text:p>
              </table:table-cell>
              <table:table-cell office:value-type="float" office:value="218.7">
                <text:p>218.7</text:p>
              </table:table-cell>
              <table:table-cell office:value-type="float" office:value="62.3">
                <text:p>62.3</text:p>
              </table:table-cell>
              <table:table-cell office:value-type="float" office:value="155.800000000003">
                <text:p>155.800000000003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0.2">
                <text:p>530.2</text:p>
              </table:table-cell>
              <table:table-cell office:value-type="float" office:value="203.9">
                <text:p>203.9</text:p>
              </table:table-cell>
              <table:table-cell office:value-type="float" office:value="58.5">
                <text:p>58.5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1.5">
                <text:p>531.5</text:p>
              </table:table-cell>
              <table:table-cell office:value-type="float" office:value="206.6">
                <text:p>206.6</text:p>
              </table:table-cell>
              <table:table-cell office:value-type="float" office:value="65.8">
                <text:p>65.8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4.6">
                <text:p>534.6</text:p>
              </table:table-cell>
              <table:table-cell office:value-type="float" office:value="204.8">
                <text:p>204.8</text:p>
              </table:table-cell>
              <table:table-cell office:value-type="float" office:value="56.8">
                <text:p>56.8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7.6">
                <text:p>527.6</text:p>
              </table:table-cell>
              <table:table-cell office:value-type="float" office:value="204.5">
                <text:p>204.5</text:p>
              </table:table-cell>
              <table:table-cell office:value-type="float" office:value="63.3">
                <text:p>63.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6">
                <text:p>630.6</text:p>
              </table:table-cell>
              <table:table-cell office:value-type="float" office:value="193.1">
                <text:p>193.1</text:p>
              </table:table-cell>
              <table:table-cell office:value-type="float" office:value="43.7">
                <text:p>43.7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3.8">
                <text:p>633.8</text:p>
              </table:table-cell>
              <table:table-cell office:value-type="float" office:value="193">
                <text:p>193</text:p>
              </table:table-cell>
              <table:table-cell office:value-type="float" office:value="51.7">
                <text:p>51.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35.1">
                <text:p>635.1</text:p>
              </table:table-cell>
              <table:table-cell office:value-type="float" office:value="193.3">
                <text:p>193.3</text:p>
              </table:table-cell>
              <table:table-cell office:value-type="float" office:value="42.4">
                <text:p>42.4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27.6">
                <text:p>627.6</text:p>
              </table:table-cell>
              <table:table-cell office:value-type="float" office:value="192.1">
                <text:p>192.1</text:p>
              </table:table-cell>
              <table:table-cell office:value-type="float" office:value="51">
                <text:p>51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8.9">
                <text:p>538.9</text:p>
              </table:table-cell>
              <table:table-cell office:value-type="float" office:value="201.9">
                <text:p>201.9</text:p>
              </table:table-cell>
              <table:table-cell office:value-type="float" office:value="40.8">
                <text:p>40.8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32.8">
                <text:p>532.8</text:p>
              </table:table-cell>
              <table:table-cell office:value-type="float" office:value="203.4">
                <text:p>203.4</text:p>
              </table:table-cell>
              <table:table-cell office:value-type="float" office:value="42.8">
                <text:p>42.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30.1">
                <text:p>530.1</text:p>
              </table:table-cell>
              <table:table-cell office:value-type="float" office:value="202.4">
                <text:p>202.4</text:p>
              </table:table-cell>
              <table:table-cell office:value-type="float" office:value="40.3">
                <text:p>40.3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6.6">
                <text:p>526.6</text:p>
              </table:table-cell>
              <table:table-cell office:value-type="float" office:value="205.5">
                <text:p>205.5</text:p>
              </table:table-cell>
              <table:table-cell office:value-type="float" office:value="44.7">
                <text:p>44.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53.2">
                <text:p>553.2</text:p>
              </table:table-cell>
              <table:table-cell office:value-type="float" office:value="211.9">
                <text:p>211.9</text:p>
              </table:table-cell>
              <table:table-cell office:value-type="float" office:value="90.2">
                <text:p>90.2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5.9">
                <text:p>555.9</text:p>
              </table:table-cell>
              <table:table-cell office:value-type="float" office:value="211.4">
                <text:p>211.4</text:p>
              </table:table-cell>
              <table:table-cell office:value-type="float" office:value="99.9">
                <text:p>99.9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.5">
                <text:p>554.5</text:p>
              </table:table-cell>
              <table:table-cell office:value-type="float" office:value="216.1">
                <text:p>216.1</text:p>
              </table:table-cell>
              <table:table-cell office:value-type="float" office:value="91.7">
                <text:p>91.7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2.5">
                <text:p>552.5</text:p>
              </table:table-cell>
              <table:table-cell office:value-type="float" office:value="215.9">
                <text:p>215.9</text:p>
              </table:table-cell>
              <table:table-cell office:value-type="float" office:value="103.9">
                <text:p>103.9</text:p>
              </table:table-cell>
              <table:table-cell office:value-type="float" office:value="141.6">
                <text:p>14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